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1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917in" svg:height="5.4016in" svg:x="2.7217in" svg:y="0.5335in">
            <draw:object draw:notify-on-update-of-ranges="Sheet1.A1:Sheet1.A1 Sheet1.A2:Sheet1.A111 Sheet1.B1:Sheet1.B1 Sheet1.B2:Sheet1.B111 Sheet1.C1:Sheet1.C1 Sheet1.C2:Sheet1.C1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height_in_pixels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286842" calcext:value-type="float">
            <text:p>5.286842</text:p>
          </table:table-cell>
          <table:table-cell office:value-type="float" office:value="115" calcext:value-type="float">
            <text:p>115</text:p>
          </table:table-cell>
          <table:table-cell table:formula="of:=(([.$E$1]*[.$G$1])/([.A2]+[.$I$1]))" office:value-type="float" office:value="132.898112687322" calcext:value-type="float">
            <text:p>132.8981126873</text:p>
          </table:table-cell>
          <table:table-cell table:number-columns-repeated="6"/>
        </table:table-row>
        <table:table-row table:style-name="ro1">
          <table:table-cell office:value-type="float" office:value="6.569532" calcext:value-type="float">
            <text:p>6.569532</text:p>
          </table:table-cell>
          <table:table-cell office:value-type="float" office:value="112" calcext:value-type="float">
            <text:p>112</text:p>
          </table:table-cell>
          <table:table-cell table:formula="of:=(([.$E$1]*[.$G$1])/([.A3]+[.$I$1]))" office:value-type="float" office:value="119.336185309047" calcext:value-type="float">
            <text:p>119.336185309</text:p>
          </table:table-cell>
          <table:table-cell table:number-columns-repeated="6"/>
        </table:table-row>
        <table:table-row table:style-name="ro1">
          <table:table-cell office:value-type="float" office:value="6.569532" calcext:value-type="float">
            <text:p>6.569532</text:p>
          </table:table-cell>
          <table:table-cell office:value-type="float" office:value="123" calcext:value-type="float">
            <text:p>123</text:p>
          </table:table-cell>
          <table:table-cell table:formula="of:=(([.$E$1]*[.$G$1])/([.A4]+[.$I$1]))" office:value-type="float" office:value="119.336185309047" calcext:value-type="float">
            <text:p>119.336185309</text:p>
          </table:table-cell>
          <table:table-cell table:number-columns-repeated="6"/>
        </table:table-row>
        <table:table-row table:style-name="ro1">
          <table:table-cell office:value-type="float" office:value="7.56355" calcext:value-type="float">
            <text:p>7.56355</text:p>
          </table:table-cell>
          <table:table-cell office:value-type="float" office:value="108" calcext:value-type="float">
            <text:p>108</text:p>
          </table:table-cell>
          <table:table-cell table:formula="of:=(([.$E$1]*[.$G$1])/([.A5]+[.$I$1]))" office:value-type="float" office:value="110.590516494576" calcext:value-type="float">
            <text:p>110.5905164946</text:p>
          </table:table-cell>
          <table:table-cell table:number-columns-repeated="6"/>
        </table:table-row>
        <table:table-row table:style-name="ro1">
          <table:table-cell office:value-type="float" office:value="7.56355" calcext:value-type="float">
            <text:p>7.56355</text:p>
          </table:table-cell>
          <table:table-cell office:value-type="float" office:value="107" calcext:value-type="float">
            <text:p>107</text:p>
          </table:table-cell>
          <table:table-cell table:formula="of:=(([.$E$1]*[.$G$1])/([.A6]+[.$I$1]))" office:value-type="float" office:value="110.590516494576" calcext:value-type="float">
            <text:p>110.5905164946</text:p>
          </table:table-cell>
          <table:table-cell table:number-columns-repeated="6"/>
        </table:table-row>
        <table:table-row table:style-name="ro1">
          <table:table-cell office:value-type="float" office:value="8.500851" calcext:value-type="float">
            <text:p>8.500851</text:p>
          </table:table-cell>
          <table:table-cell office:value-type="float" office:value="99" calcext:value-type="float">
            <text:p>99</text:p>
          </table:table-cell>
          <table:table-cell table:formula="of:=(([.$E$1]*[.$G$1])/([.A7]+[.$I$1]))" office:value-type="float" office:value="103.442204874735" calcext:value-type="float">
            <text:p>103.4422048747</text:p>
          </table:table-cell>
          <table:table-cell table:number-columns-repeated="6"/>
        </table:table-row>
        <table:table-row table:style-name="ro1">
          <table:table-cell office:value-type="float" office:value="8.500851" calcext:value-type="float">
            <text:p>8.500851</text:p>
          </table:table-cell>
          <table:table-cell office:value-type="float" office:value="102" calcext:value-type="float">
            <text:p>102</text:p>
          </table:table-cell>
          <table:table-cell table:formula="of:=(([.$E$1]*[.$G$1])/([.A8]+[.$I$1]))" office:value-type="float" office:value="103.442204874735" calcext:value-type="float">
            <text:p>103.4422048747</text:p>
          </table:table-cell>
          <table:table-cell table:number-columns-repeated="6"/>
        </table:table-row>
        <table:table-row table:style-name="ro1">
          <table:table-cell office:value-type="float" office:value="9.39321" calcext:value-type="float">
            <text:p>9.39321</text:p>
          </table:table-cell>
          <table:table-cell office:value-type="float" office:value="95" calcext:value-type="float">
            <text:p>95</text:p>
          </table:table-cell>
          <table:table-cell table:formula="of:=(([.$E$1]*[.$G$1])/([.A9]+[.$I$1]))" office:value-type="float" office:value="97.4455620367682" calcext:value-type="float">
            <text:p>97.4455620368</text:p>
          </table:table-cell>
          <table:table-cell table:number-columns-repeated="6"/>
        </table:table-row>
        <table:table-row table:style-name="ro1">
          <table:table-cell office:value-type="float" office:value="9.39321" calcext:value-type="float">
            <text:p>9.39321</text:p>
          </table:table-cell>
          <table:table-cell office:value-type="float" office:value="96" calcext:value-type="float">
            <text:p>96</text:p>
          </table:table-cell>
          <table:table-cell table:formula="of:=(([.$E$1]*[.$G$1])/([.A10]+[.$I$1]))" office:value-type="float" office:value="97.4455620367682" calcext:value-type="float">
            <text:p>97.4455620368</text:p>
          </table:table-cell>
          <table:table-cell table:number-columns-repeated="6"/>
        </table:table-row>
        <table:table-row table:style-name="ro1">
          <table:table-cell office:value-type="float" office:value="10.542727" calcext:value-type="float">
            <text:p>10.542727</text:p>
          </table:table-cell>
          <table:table-cell office:value-type="float" office:value="93" calcext:value-type="float">
            <text:p>93</text:p>
          </table:table-cell>
          <table:table-cell table:formula="of:=(([.$E$1]*[.$G$1])/([.A11]+[.$I$1]))" office:value-type="float" office:value="90.6742884652573" calcext:value-type="float">
            <text:p>90.6742884653</text:p>
          </table:table-cell>
          <table:table-cell table:number-columns-repeated="6"/>
        </table:table-row>
        <table:table-row table:style-name="ro1">
          <table:table-cell office:value-type="float" office:value="11.401641" calcext:value-type="float">
            <text:p>11.401641</text:p>
          </table:table-cell>
          <table:table-cell office:value-type="float" office:value="85" calcext:value-type="float">
            <text:p>85</text:p>
          </table:table-cell>
          <table:table-cell table:formula="of:=(([.$E$1]*[.$G$1])/([.A12]+[.$I$1]))" office:value-type="float" office:value="86.1987671162737" calcext:value-type="float">
            <text:p>86.1987671163</text:p>
          </table:table-cell>
          <table:table-cell table:number-columns-repeated="6"/>
        </table:table-row>
        <table:table-row table:style-name="ro1">
          <table:table-cell office:value-type="float" office:value="11.401641" calcext:value-type="float">
            <text:p>11.401641</text:p>
          </table:table-cell>
          <table:table-cell office:value-type="float" office:value="90" calcext:value-type="float">
            <text:p>90</text:p>
          </table:table-cell>
          <table:table-cell table:formula="of:=(([.$E$1]*[.$G$1])/([.A13]+[.$I$1]))" office:value-type="float" office:value="86.1987671162737" calcext:value-type="float">
            <text:p>86.1987671163</text:p>
          </table:table-cell>
          <table:table-cell table:number-columns-repeated="6"/>
        </table:table-row>
        <table:table-row table:style-name="ro1">
          <table:table-cell office:value-type="float" office:value="12.239596" calcext:value-type="float">
            <text:p>12.239596</text:p>
          </table:table-cell>
          <table:table-cell office:value-type="float" office:value="82" calcext:value-type="float">
            <text:p>82</text:p>
          </table:table-cell>
          <table:table-cell table:formula="of:=(([.$E$1]*[.$G$1])/([.A14]+[.$I$1]))" office:value-type="float" office:value="82.2386636195231" calcext:value-type="float">
            <text:p>82.2386636195</text:p>
          </table:table-cell>
          <table:table-cell table:number-columns-repeated="6"/>
        </table:table-row>
        <table:table-row table:style-name="ro1">
          <table:table-cell office:value-type="float" office:value="12.770414" calcext:value-type="float">
            <text:p>12.770414</text:p>
          </table:table-cell>
          <table:table-cell office:value-type="float" office:value="80" calcext:value-type="float">
            <text:p>80</text:p>
          </table:table-cell>
          <table:table-cell table:formula="of:=(([.$E$1]*[.$G$1])/([.A15]+[.$I$1]))" office:value-type="float" office:value="79.9129949930779" calcext:value-type="float">
            <text:p>79.9129949931</text:p>
          </table:table-cell>
          <table:table-cell table:number-columns-repeated="6"/>
        </table:table-row>
        <table:table-row table:style-name="ro1">
          <table:table-cell office:value-type="float" office:value="13.063583" calcext:value-type="float">
            <text:p>13.063583</text:p>
          </table:table-cell>
          <table:table-cell office:value-type="float" office:value="80" calcext:value-type="float">
            <text:p>80</text:p>
          </table:table-cell>
          <table:table-cell table:formula="of:=(([.$E$1]*[.$G$1])/([.A16]+[.$I$1]))" office:value-type="float" office:value="78.6840543039574" calcext:value-type="float">
            <text:p>78.684054304</text:p>
          </table:table-cell>
          <table:table-cell table:number-columns-repeated="6"/>
        </table:table-row>
        <table:table-row table:style-name="ro1">
          <table:table-cell office:value-type="float" office:value="14.065137" calcext:value-type="float">
            <text:p>14.065137</text:p>
          </table:table-cell>
          <table:table-cell office:value-type="float" office:value="74" calcext:value-type="float">
            <text:p>74</text:p>
          </table:table-cell>
          <table:table-cell table:formula="of:=(([.$E$1]*[.$G$1])/([.A17]+[.$I$1]))" office:value-type="float" office:value="74.7565291978819" calcext:value-type="float">
            <text:p>74.7565291979</text:p>
          </table:table-cell>
          <table:table-cell table:number-columns-repeated="6"/>
        </table:table-row>
        <table:table-row table:style-name="ro1">
          <table:table-cell office:value-type="float" office:value="14.065137" calcext:value-type="float">
            <text:p>14.065137</text:p>
          </table:table-cell>
          <table:table-cell office:value-type="float" office:value="78" calcext:value-type="float">
            <text:p>78</text:p>
          </table:table-cell>
          <table:table-cell table:formula="of:=(([.$E$1]*[.$G$1])/([.A18]+[.$I$1]))" office:value-type="float" office:value="74.7565291978819" calcext:value-type="float">
            <text:p>74.7565291979</text:p>
          </table:table-cell>
          <table:table-cell table:number-columns-repeated="6"/>
        </table:table-row>
        <table:table-row table:style-name="ro1">
          <table:table-cell office:value-type="float" office:value="14.541973" calcext:value-type="float">
            <text:p>14.541973</text:p>
          </table:table-cell>
          <table:table-cell office:value-type="float" office:value="22" calcext:value-type="float">
            <text:p>22</text:p>
          </table:table-cell>
          <table:table-cell table:formula="of:=(([.$E$1]*[.$G$1])/([.A19]+[.$I$1]))" office:value-type="float" office:value="73.0212234238649" calcext:value-type="float">
            <text:p>73.0212234239</text:p>
          </table:table-cell>
          <table:table-cell table:number-columns-repeated="6"/>
        </table:table-row>
        <table:table-row table:style-name="ro1">
          <table:table-cell office:value-type="float" office:value="14.541973" calcext:value-type="float">
            <text:p>14.541973</text:p>
          </table:table-cell>
          <table:table-cell office:value-type="float" office:value="71" calcext:value-type="float">
            <text:p>71</text:p>
          </table:table-cell>
          <table:table-cell table:formula="of:=(([.$E$1]*[.$G$1])/([.A20]+[.$I$1]))" office:value-type="float" office:value="73.0212234238649" calcext:value-type="float">
            <text:p>73.0212234239</text:p>
          </table:table-cell>
          <table:table-cell table:number-columns-repeated="6"/>
        </table:table-row>
        <table:table-row table:style-name="ro1">
          <table:table-cell office:value-type="float" office:value="15.239534" calcext:value-type="float">
            <text:p>15.239534</text:p>
          </table:table-cell>
          <table:table-cell office:value-type="float" office:value="69" calcext:value-type="float">
            <text:p>69</text:p>
          </table:table-cell>
          <table:table-cell table:formula="of:=(([.$E$1]*[.$G$1])/([.A21]+[.$I$1]))" office:value-type="float" office:value="70.6230183769569" calcext:value-type="float">
            <text:p>70.623018377</text:p>
          </table:table-cell>
          <table:table-cell table:number-columns-repeated="6"/>
        </table:table-row>
        <table:table-row table:style-name="ro1">
          <table:table-cell office:value-type="float" office:value="15.239534" calcext:value-type="float">
            <text:p>15.239534</text:p>
          </table:table-cell>
          <table:table-cell office:value-type="float" office:value="74" calcext:value-type="float">
            <text:p>74</text:p>
          </table:table-cell>
          <table:table-cell table:formula="of:=(([.$E$1]*[.$G$1])/([.A22]+[.$I$1]))" office:value-type="float" office:value="70.6230183769569" calcext:value-type="float">
            <text:p>70.623018377</text:p>
          </table:table-cell>
          <table:table-cell table:number-columns-repeated="6"/>
        </table:table-row>
        <table:table-row table:style-name="ro1">
          <table:table-cell office:value-type="float" office:value="15.890292" calcext:value-type="float">
            <text:p>15.890292</text:p>
          </table:table-cell>
          <table:table-cell office:value-type="float" office:value="69" calcext:value-type="float">
            <text:p>69</text:p>
          </table:table-cell>
          <table:table-cell table:formula="of:=(([.$E$1]*[.$G$1])/([.A23]+[.$I$1]))" office:value-type="float" office:value="68.5235263193383" calcext:value-type="float">
            <text:p>68.5235263193</text:p>
          </table:table-cell>
          <table:table-cell table:number-columns-repeated="6"/>
        </table:table-row>
        <table:table-row table:style-name="ro1">
          <table:table-cell office:value-type="float" office:value="16.417662" calcext:value-type="float">
            <text:p>16.417662</text:p>
          </table:table-cell>
          <table:table-cell office:value-type="float" office:value="67" calcext:value-type="float">
            <text:p>67</text:p>
          </table:table-cell>
          <table:table-cell table:formula="of:=(([.$E$1]*[.$G$1])/([.A24]+[.$I$1]))" office:value-type="float" office:value="66.9115271699609" calcext:value-type="float">
            <text:p>66.91152717</text:p>
          </table:table-cell>
          <table:table-cell table:number-columns-repeated="6"/>
        </table:table-row>
        <table:table-row table:style-name="ro1">
          <table:table-cell office:value-type="float" office:value="16.417662" calcext:value-type="float">
            <text:p>16.417662</text:p>
          </table:table-cell>
          <table:table-cell office:value-type="float" office:value="68" calcext:value-type="float">
            <text:p>68</text:p>
          </table:table-cell>
          <table:table-cell table:formula="of:=(([.$E$1]*[.$G$1])/([.A25]+[.$I$1]))" office:value-type="float" office:value="66.9115271699609" calcext:value-type="float">
            <text:p>66.91152717</text:p>
          </table:table-cell>
          <table:table-cell table:number-columns-repeated="6"/>
        </table:table-row>
        <table:table-row table:style-name="ro1">
          <table:table-cell office:value-type="float" office:value="17.336754" calcext:value-type="float">
            <text:p>17.336754</text:p>
          </table:table-cell>
          <table:table-cell office:value-type="float" office:value="26" calcext:value-type="float">
            <text:p>26</text:p>
          </table:table-cell>
          <table:table-cell table:formula="of:=(([.$E$1]*[.$G$1])/([.A26]+[.$I$1]))" office:value-type="float" office:value="64.2762913813978" calcext:value-type="float">
            <text:p>64.2762913814</text:p>
          </table:table-cell>
          <table:table-cell table:number-columns-repeated="6"/>
        </table:table-row>
        <table:table-row table:style-name="ro1">
          <table:table-cell office:value-type="float" office:value="17.336754" calcext:value-type="float">
            <text:p>17.336754</text:p>
          </table:table-cell>
          <table:table-cell office:value-type="float" office:value="63" calcext:value-type="float">
            <text:p>63</text:p>
          </table:table-cell>
          <table:table-cell table:formula="of:=(([.$E$1]*[.$G$1])/([.A27]+[.$I$1]))" office:value-type="float" office:value="64.2762913813978" calcext:value-type="float">
            <text:p>64.2762913814</text:p>
          </table:table-cell>
          <table:table-cell table:number-columns-repeated="6"/>
        </table:table-row>
        <table:table-row table:style-name="ro1">
          <table:table-cell office:value-type="float" office:value="17.336754" calcext:value-type="float">
            <text:p>17.336754</text:p>
          </table:table-cell>
          <table:table-cell office:value-type="float" office:value="68" calcext:value-type="float">
            <text:p>68</text:p>
          </table:table-cell>
          <table:table-cell table:formula="of:=(([.$E$1]*[.$G$1])/([.A28]+[.$I$1]))" office:value-type="float" office:value="64.2762913813978" calcext:value-type="float">
            <text:p>64.2762913814</text:p>
          </table:table-cell>
          <table:table-cell table:number-columns-repeated="6"/>
        </table:table-row>
        <table:table-row table:style-name="ro1">
          <table:table-cell office:value-type="float" office:value="17.970421" calcext:value-type="float">
            <text:p>17.970421</text:p>
          </table:table-cell>
          <table:table-cell office:value-type="float" office:value="65" calcext:value-type="float">
            <text:p>65</text:p>
          </table:table-cell>
          <table:table-cell table:formula="of:=(([.$E$1]*[.$G$1])/([.A29]+[.$I$1]))" office:value-type="float" office:value="62.5771236975771" calcext:value-type="float">
            <text:p>62.5771236976</text:p>
          </table:table-cell>
          <table:table-cell table:number-columns-repeated="6"/>
        </table:table-row>
        <table:table-row table:style-name="ro1">
          <table:table-cell office:value-type="float" office:value="17.970421" calcext:value-type="float">
            <text:p>17.970421</text:p>
          </table:table-cell>
          <table:table-cell office:value-type="float" office:value="64" calcext:value-type="float">
            <text:p>64</text:p>
          </table:table-cell>
          <table:table-cell table:formula="of:=(([.$E$1]*[.$G$1])/([.A30]+[.$I$1]))" office:value-type="float" office:value="62.5771236975771" calcext:value-type="float">
            <text:p>62.5771236976</text:p>
          </table:table-cell>
          <table:table-cell table:number-columns-repeated="6"/>
        </table:table-row>
        <table:table-row table:style-name="ro1">
          <table:table-cell office:value-type="float" office:value="18.428278" calcext:value-type="float">
            <text:p>18.428278</text:p>
          </table:table-cell>
          <table:table-cell office:value-type="float" office:value="60" calcext:value-type="float">
            <text:p>60</text:p>
          </table:table-cell>
          <table:table-cell table:formula="of:=(([.$E$1]*[.$G$1])/([.A31]+[.$I$1]))" office:value-type="float" office:value="61.4042463410642" calcext:value-type="float">
            <text:p>61.4042463411</text:p>
          </table:table-cell>
          <table:table-cell table:number-columns-repeated="6"/>
        </table:table-row>
        <table:table-row table:style-name="ro1">
          <table:table-cell office:value-type="float" office:value="18.428278" calcext:value-type="float">
            <text:p>18.428278</text:p>
          </table:table-cell>
          <table:table-cell office:value-type="float" office:value="63" calcext:value-type="float">
            <text:p>63</text:p>
          </table:table-cell>
          <table:table-cell table:formula="of:=(([.$E$1]*[.$G$1])/([.A32]+[.$I$1]))" office:value-type="float" office:value="61.4042463410642" calcext:value-type="float">
            <text:p>61.4042463411</text:p>
          </table:table-cell>
          <table:table-cell table:number-columns-repeated="6"/>
        </table:table-row>
        <table:table-row table:style-name="ro1">
          <table:table-cell office:value-type="float" office:value="18.828626" calcext:value-type="float">
            <text:p>18.828626</text:p>
          </table:table-cell>
          <table:table-cell office:value-type="float" office:value="62" calcext:value-type="float">
            <text:p>62</text:p>
          </table:table-cell>
          <table:table-cell table:formula="of:=(([.$E$1]*[.$G$1])/([.A33]+[.$I$1]))" office:value-type="float" office:value="60.4141364890671" calcext:value-type="float">
            <text:p>60.4141364891</text:p>
          </table:table-cell>
          <table:table-cell table:number-columns-repeated="6"/>
        </table:table-row>
        <table:table-row table:style-name="ro1">
          <table:table-cell office:value-type="float" office:value="19.05121" calcext:value-type="float">
            <text:p>19.05121</text:p>
          </table:table-cell>
          <table:table-cell office:value-type="float" office:value="61" calcext:value-type="float">
            <text:p>61</text:p>
          </table:table-cell>
          <table:table-cell table:formula="of:=(([.$E$1]*[.$G$1])/([.A34]+[.$I$1]))" office:value-type="float" office:value="59.8773472419097" calcext:value-type="float">
            <text:p>59.8773472419</text:p>
          </table:table-cell>
          <table:table-cell table:number-columns-repeated="6"/>
        </table:table-row>
        <table:table-row table:style-name="ro1">
          <table:table-cell office:value-type="float" office:value="19.263707" calcext:value-type="float">
            <text:p>19.263707</text:p>
          </table:table-cell>
          <table:table-cell office:value-type="float" office:value="26" calcext:value-type="float">
            <text:p>26</text:p>
          </table:table-cell>
          <table:table-cell table:formula="of:=(([.$E$1]*[.$G$1])/([.A35]+[.$I$1]))" office:value-type="float" office:value="59.3737094876852" calcext:value-type="float">
            <text:p>59.3737094877</text:p>
          </table:table-cell>
          <table:table-cell table:number-columns-repeated="6"/>
        </table:table-row>
        <table:table-row table:style-name="ro1">
          <table:table-cell office:value-type="float" office:value="19.263707" calcext:value-type="float">
            <text:p>19.263707</text:p>
          </table:table-cell>
          <table:table-cell office:value-type="float" office:value="61" calcext:value-type="float">
            <text:p>61</text:p>
          </table:table-cell>
          <table:table-cell table:formula="of:=(([.$E$1]*[.$G$1])/([.A36]+[.$I$1]))" office:value-type="float" office:value="59.3737094876852" calcext:value-type="float">
            <text:p>59.3737094877</text:p>
          </table:table-cell>
          <table:table-cell table:number-columns-repeated="6"/>
        </table:table-row>
        <table:table-row table:style-name="ro1">
          <table:table-cell office:value-type="float" office:value="19.465586" calcext:value-type="float">
            <text:p>19.465586</text:p>
          </table:table-cell>
          <table:table-cell office:value-type="float" office:value="59" calcext:value-type="float">
            <text:p>59</text:p>
          </table:table-cell>
          <table:table-cell table:formula="of:=(([.$E$1]*[.$G$1])/([.A37]+[.$I$1]))" office:value-type="float" office:value="58.9030230837806" calcext:value-type="float">
            <text:p>58.9030230838</text:p>
          </table:table-cell>
          <table:table-cell table:number-columns-repeated="6"/>
        </table:table-row>
        <table:table-row table:style-name="ro1">
          <table:table-cell office:value-type="float" office:value="19.827855" calcext:value-type="float">
            <text:p>19.827855</text:p>
          </table:table-cell>
          <table:table-cell office:value-type="float" office:value="60" calcext:value-type="float">
            <text:p>60</text:p>
          </table:table-cell>
          <table:table-cell table:formula="of:=(([.$E$1]*[.$G$1])/([.A38]+[.$I$1]))" office:value-type="float" office:value="58.0768321643435" calcext:value-type="float">
            <text:p>58.0768321643</text:p>
          </table:table-cell>
          <table:table-cell table:number-columns-repeated="6"/>
        </table:table-row>
        <table:table-row table:style-name="ro1">
          <table:table-cell office:value-type="float" office:value="19.827855" calcext:value-type="float">
            <text:p>19.827855</text:p>
          </table:table-cell>
          <table:table-cell office:value-type="float" office:value="62" calcext:value-type="float">
            <text:p>62</text:p>
          </table:table-cell>
          <table:table-cell table:formula="of:=(([.$E$1]*[.$G$1])/([.A39]+[.$I$1]))" office:value-type="float" office:value="58.0768321643435" calcext:value-type="float">
            <text:p>58.0768321643</text:p>
          </table:table-cell>
          <table:table-cell table:number-columns-repeated="6"/>
        </table:table-row>
        <table:table-row table:style-name="ro1">
          <table:table-cell office:value-type="float" office:value="20.085586" calcext:value-type="float">
            <text:p>20.085586</text:p>
          </table:table-cell>
          <table:table-cell office:value-type="float" office:value="60" calcext:value-type="float">
            <text:p>60</text:p>
          </table:table-cell>
          <table:table-cell table:formula="of:=(([.$E$1]*[.$G$1])/([.A40]+[.$I$1]))" office:value-type="float" office:value="57.5030210170475" calcext:value-type="float">
            <text:p>57.503021017</text:p>
          </table:table-cell>
          <table:table-cell table:number-columns-repeated="6"/>
        </table:table-row>
        <table:table-row table:style-name="ro1">
          <table:table-cell office:value-type="float" office:value="21.065299" calcext:value-type="float">
            <text:p>21.065299</text:p>
          </table:table-cell>
          <table:table-cell office:value-type="float" office:value="55" calcext:value-type="float">
            <text:p>55</text:p>
          </table:table-cell>
          <table:table-cell table:formula="of:=(([.$E$1]*[.$G$1])/([.A41]+[.$I$1]))" office:value-type="float" office:value="55.4215196366388" calcext:value-type="float">
            <text:p>55.4215196366</text:p>
          </table:table-cell>
          <table:table-cell table:number-columns-repeated="6"/>
        </table:table-row>
        <table:table-row table:style-name="ro1">
          <table:table-cell office:value-type="float" office:value="21.191744" calcext:value-type="float">
            <text:p>21.191744</text:p>
          </table:table-cell>
          <table:table-cell office:value-type="float" office:value="54" calcext:value-type="float">
            <text:p>54</text:p>
          </table:table-cell>
          <table:table-cell table:formula="of:=(([.$E$1]*[.$G$1])/([.A42]+[.$I$1]))" office:value-type="float" office:value="55.1638026601015" calcext:value-type="float">
            <text:p>55.1638026601</text:p>
          </table:table-cell>
          <table:table-cell table:number-columns-repeated="6"/>
        </table:table-row>
        <table:table-row table:style-name="ro1">
          <table:table-cell office:value-type="float" office:value="21.191744" calcext:value-type="float">
            <text:p>21.191744</text:p>
          </table:table-cell>
          <table:table-cell office:value-type="float" office:value="54" calcext:value-type="float">
            <text:p>54</text:p>
          </table:table-cell>
          <table:table-cell table:formula="of:=(([.$E$1]*[.$G$1])/([.A43]+[.$I$1]))" office:value-type="float" office:value="55.1638026601015" calcext:value-type="float">
            <text:p>55.1638026601</text:p>
          </table:table-cell>
          <table:table-cell table:number-columns-repeated="6"/>
        </table:table-row>
        <table:table-row table:style-name="ro1">
          <table:table-cell office:value-type="float" office:value="21.227154" calcext:value-type="float">
            <text:p>21.227154</text:p>
          </table:table-cell>
          <table:table-cell office:value-type="float" office:value="53" calcext:value-type="float">
            <text:p>53</text:p>
          </table:table-cell>
          <table:table-cell table:formula="of:=(([.$E$1]*[.$G$1])/([.A44]+[.$I$1]))" office:value-type="float" office:value="55.0920599339909" calcext:value-type="float">
            <text:p>55.092059934</text:p>
          </table:table-cell>
          <table:table-cell table:number-columns-repeated="6"/>
        </table:table-row>
        <table:table-row table:style-name="ro1">
          <table:table-cell office:value-type="float" office:value="21.372863" calcext:value-type="float">
            <text:p>21.372863</text:p>
          </table:table-cell>
          <table:table-cell office:value-type="float" office:value="53" calcext:value-type="float">
            <text:p>53</text:p>
          </table:table-cell>
          <table:table-cell table:formula="of:=(([.$E$1]*[.$G$1])/([.A45]+[.$I$1]))" office:value-type="float" office:value="54.7987983573366" calcext:value-type="float">
            <text:p>54.7987983573</text:p>
          </table:table-cell>
          <table:table-cell table:number-columns-repeated="6"/>
        </table:table-row>
        <table:table-row table:style-name="ro1">
          <table:table-cell office:value-type="float" office:value="22.939685" calcext:value-type="float">
            <text:p>22.939685</text:p>
          </table:table-cell>
          <table:table-cell office:value-type="float" office:value="52" calcext:value-type="float">
            <text:p>52</text:p>
          </table:table-cell>
          <table:table-cell table:formula="of:=(([.$E$1]*[.$G$1])/([.A46]+[.$I$1]))" office:value-type="float" office:value="51.8319394285045" calcext:value-type="float">
            <text:p>51.8319394285</text:p>
          </table:table-cell>
          <table:table-cell table:number-columns-repeated="6"/>
        </table:table-row>
        <table:table-row table:style-name="ro1">
          <table:table-cell office:value-type="float" office:value="23.426217" calcext:value-type="float">
            <text:p>23.426217</text:p>
          </table:table-cell>
          <table:table-cell office:value-type="float" office:value="48" calcext:value-type="float">
            <text:p>48</text:p>
          </table:table-cell>
          <table:table-cell table:formula="of:=(([.$E$1]*[.$G$1])/([.A47]+[.$I$1]))" office:value-type="float" office:value="50.9749520300214" calcext:value-type="float">
            <text:p>50.97495203</text:p>
          </table:table-cell>
          <table:table-cell table:number-columns-repeated="6"/>
        </table:table-row>
        <table:table-row table:style-name="ro1">
          <table:table-cell office:value-type="float" office:value="23.426217" calcext:value-type="float">
            <text:p>23.426217</text:p>
          </table:table-cell>
          <table:table-cell office:value-type="float" office:value="49" calcext:value-type="float">
            <text:p>49</text:p>
          </table:table-cell>
          <table:table-cell table:formula="of:=(([.$E$1]*[.$G$1])/([.A48]+[.$I$1]))" office:value-type="float" office:value="50.9749520300214" calcext:value-type="float">
            <text:p>50.97495203</text:p>
          </table:table-cell>
          <table:table-cell table:number-columns-repeated="6"/>
        </table:table-row>
        <table:table-row table:style-name="ro1">
          <table:table-cell office:value-type="float" office:value="24.111873" calcext:value-type="float">
            <text:p>24.111873</text:p>
          </table:table-cell>
          <table:table-cell office:value-type="float" office:value="48" calcext:value-type="float">
            <text:p>48</text:p>
          </table:table-cell>
          <table:table-cell table:formula="of:=(([.$E$1]*[.$G$1])/([.A49]+[.$I$1]))" office:value-type="float" office:value="49.8142377260956" calcext:value-type="float">
            <text:p>49.8142377261</text:p>
          </table:table-cell>
          <table:table-cell table:number-columns-repeated="6"/>
        </table:table-row>
        <table:table-row table:style-name="ro1">
          <table:table-cell office:value-type="float" office:value="24.111873" calcext:value-type="float">
            <text:p>24.111873</text:p>
          </table:table-cell>
          <table:table-cell office:value-type="float" office:value="53" calcext:value-type="float">
            <text:p>53</text:p>
          </table:table-cell>
          <table:table-cell table:formula="of:=(([.$E$1]*[.$G$1])/([.A50]+[.$I$1]))" office:value-type="float" office:value="49.8142377260956" calcext:value-type="float">
            <text:p>49.8142377261</text:p>
          </table:table-cell>
          <table:table-cell table:number-columns-repeated="6"/>
        </table:table-row>
        <table:table-row table:style-name="ro1">
          <table:table-cell office:value-type="float" office:value="24.568044" calcext:value-type="float">
            <text:p>24.568044</text:p>
          </table:table-cell>
          <table:table-cell office:value-type="float" office:value="50" calcext:value-type="float">
            <text:p>50</text:p>
          </table:table-cell>
          <table:table-cell table:formula="of:=(([.$E$1]*[.$G$1])/([.A51]+[.$I$1]))" office:value-type="float" office:value="49.0708532086646" calcext:value-type="float">
            <text:p>49.0708532087</text:p>
          </table:table-cell>
          <table:table-cell table:number-columns-repeated="6"/>
        </table:table-row>
        <table:table-row table:style-name="ro1">
          <table:table-cell office:value-type="float" office:value="24.568044" calcext:value-type="float">
            <text:p>24.568044</text:p>
          </table:table-cell>
          <table:table-cell office:value-type="float" office:value="48" calcext:value-type="float">
            <text:p>48</text:p>
          </table:table-cell>
          <table:table-cell table:formula="of:=(([.$E$1]*[.$G$1])/([.A52]+[.$I$1]))" office:value-type="float" office:value="49.0708532086646" calcext:value-type="float">
            <text:p>49.0708532087</text:p>
          </table:table-cell>
          <table:table-cell table:number-columns-repeated="6"/>
        </table:table-row>
        <table:table-row table:style-name="ro1">
          <table:table-cell office:value-type="float" office:value="25.436799" calcext:value-type="float">
            <text:p>25.436799</text:p>
          </table:table-cell>
          <table:table-cell office:value-type="float" office:value="49" calcext:value-type="float">
            <text:p>49</text:p>
          </table:table-cell>
          <table:table-cell table:formula="of:=(([.$E$1]*[.$G$1])/([.A53]+[.$I$1]))" office:value-type="float" office:value="47.7147816480934" calcext:value-type="float">
            <text:p>47.7147816481</text:p>
          </table:table-cell>
          <table:table-cell table:number-columns-repeated="6"/>
        </table:table-row>
        <table:table-row table:style-name="ro1">
          <table:table-cell office:value-type="float" office:value="25.436799" calcext:value-type="float">
            <text:p>25.436799</text:p>
          </table:table-cell>
          <table:table-cell office:value-type="float" office:value="49" calcext:value-type="float">
            <text:p>49</text:p>
          </table:table-cell>
          <table:table-cell table:formula="of:=(([.$E$1]*[.$G$1])/([.A54]+[.$I$1]))" office:value-type="float" office:value="47.7147816480934" calcext:value-type="float">
            <text:p>47.7147816481</text:p>
          </table:table-cell>
          <table:table-cell table:number-columns-repeated="6"/>
        </table:table-row>
        <table:table-row table:style-name="ro1">
          <table:table-cell office:value-type="float" office:value="26.411381" calcext:value-type="float">
            <text:p>26.411381</text:p>
          </table:table-cell>
          <table:table-cell office:value-type="float" office:value="48" calcext:value-type="float">
            <text:p>48</text:p>
          </table:table-cell>
          <table:table-cell table:formula="of:=(([.$E$1]*[.$G$1])/([.A55]+[.$I$1]))" office:value-type="float" office:value="46.2800397181472" calcext:value-type="float">
            <text:p>46.2800397181</text:p>
          </table:table-cell>
          <table:table-cell table:number-columns-repeated="6"/>
        </table:table-row>
        <table:table-row table:style-name="ro1">
          <table:table-cell office:value-type="float" office:value="26.411381" calcext:value-type="float">
            <text:p>26.411381</text:p>
          </table:table-cell>
          <table:table-cell office:value-type="float" office:value="48" calcext:value-type="float">
            <text:p>48</text:p>
          </table:table-cell>
          <table:table-cell table:formula="of:=(([.$E$1]*[.$G$1])/([.A56]+[.$I$1]))" office:value-type="float" office:value="46.2800397181472" calcext:value-type="float">
            <text:p>46.2800397181</text:p>
          </table:table-cell>
          <table:table-cell table:number-columns-repeated="6"/>
        </table:table-row>
        <table:table-row table:style-name="ro1">
          <table:table-cell office:value-type="float" office:value="27.019061" calcext:value-type="float">
            <text:p>27.019061</text:p>
          </table:table-cell>
          <table:table-cell office:value-type="float" office:value="45" calcext:value-type="float">
            <text:p>45</text:p>
          </table:table-cell>
          <table:table-cell table:formula="of:=(([.$E$1]*[.$G$1])/([.A57]+[.$I$1]))" office:value-type="float" office:value="45.4283057897982" calcext:value-type="float">
            <text:p>45.4283057898</text:p>
          </table:table-cell>
          <table:table-cell table:number-columns-repeated="6"/>
        </table:table-row>
        <table:table-row table:style-name="ro1">
          <table:table-cell office:value-type="float" office:value="27.253565" calcext:value-type="float">
            <text:p>27.253565</text:p>
          </table:table-cell>
          <table:table-cell office:value-type="float" office:value="48" calcext:value-type="float">
            <text:p>48</text:p>
          </table:table-cell>
          <table:table-cell table:formula="of:=(([.$E$1]*[.$G$1])/([.A58]+[.$I$1]))" office:value-type="float" office:value="45.1079455691442" calcext:value-type="float">
            <text:p>45.1079455691</text:p>
          </table:table-cell>
          <table:table-cell table:number-columns-repeated="6"/>
        </table:table-row>
        <table:table-row table:style-name="ro1">
          <table:table-cell office:value-type="float" office:value="28.183819" calcext:value-type="float">
            <text:p>28.183819</text:p>
          </table:table-cell>
          <table:table-cell office:value-type="float" office:value="42" calcext:value-type="float">
            <text:p>42</text:p>
          </table:table-cell>
          <table:table-cell table:formula="of:=(([.$E$1]*[.$G$1])/([.A59]+[.$I$1]))" office:value-type="float" office:value="43.8804102022656" calcext:value-type="float">
            <text:p>43.8804102023</text:p>
          </table:table-cell>
          <table:table-cell table:number-columns-repeated="6"/>
        </table:table-row>
        <table:table-row table:style-name="ro1">
          <table:table-cell office:value-type="float" office:value="28.183819" calcext:value-type="float">
            <text:p>28.183819</text:p>
          </table:table-cell>
          <table:table-cell office:value-type="float" office:value="46" calcext:value-type="float">
            <text:p>46</text:p>
          </table:table-cell>
          <table:table-cell table:formula="of:=(([.$E$1]*[.$G$1])/([.A60]+[.$I$1]))" office:value-type="float" office:value="43.8804102022656" calcext:value-type="float">
            <text:p>43.8804102023</text:p>
          </table:table-cell>
          <table:table-cell table:number-columns-repeated="6"/>
        </table:table-row>
        <table:table-row table:style-name="ro1">
          <table:table-cell office:value-type="float" office:value="29.449502" calcext:value-type="float">
            <text:p>29.449502</text:p>
          </table:table-cell>
          <table:table-cell office:value-type="float" office:value="43" calcext:value-type="float">
            <text:p>43</text:p>
          </table:table-cell>
          <table:table-cell table:formula="of:=(([.$E$1]*[.$G$1])/([.A61]+[.$I$1]))" office:value-type="float" office:value="42.3137114873997" calcext:value-type="float">
            <text:p>42.3137114874</text:p>
          </table:table-cell>
          <table:table-cell table:number-columns-repeated="6"/>
        </table:table-row>
        <table:table-row table:style-name="ro1">
          <table:table-cell office:value-type="float" office:value="29.449502" calcext:value-type="float">
            <text:p>29.449502</text:p>
          </table:table-cell>
          <table:table-cell office:value-type="float" office:value="41" calcext:value-type="float">
            <text:p>41</text:p>
          </table:table-cell>
          <table:table-cell table:formula="of:=(([.$E$1]*[.$G$1])/([.A62]+[.$I$1]))" office:value-type="float" office:value="42.3137114873997" calcext:value-type="float">
            <text:p>42.3137114874</text:p>
          </table:table-cell>
          <table:table-cell table:number-columns-repeated="6"/>
        </table:table-row>
        <table:table-row table:style-name="ro1">
          <table:table-cell office:value-type="float" office:value="29.945135" calcext:value-type="float">
            <text:p>29.945135</text:p>
          </table:table-cell>
          <table:table-cell office:value-type="float" office:value="44" calcext:value-type="float">
            <text:p>44</text:p>
          </table:table-cell>
          <table:table-cell table:formula="of:=(([.$E$1]*[.$G$1])/([.A63]+[.$I$1]))" office:value-type="float" office:value="41.7302647493186" calcext:value-type="float">
            <text:p>41.7302647493</text:p>
          </table:table-cell>
          <table:table-cell table:number-columns-repeated="6"/>
        </table:table-row>
        <table:table-row table:style-name="ro1">
          <table:table-cell office:value-type="float" office:value="31.049791" calcext:value-type="float">
            <text:p>31.049791</text:p>
          </table:table-cell>
          <table:table-cell office:value-type="float" office:value="42" calcext:value-type="float">
            <text:p>42</text:p>
          </table:table-cell>
          <table:table-cell table:formula="of:=(([.$E$1]*[.$G$1])/([.A64]+[.$I$1]))" office:value-type="float" office:value="40.4860583424074" calcext:value-type="float">
            <text:p>40.4860583424</text:p>
          </table:table-cell>
          <table:table-cell table:number-columns-repeated="6"/>
        </table:table-row>
        <table:table-row table:style-name="ro1">
          <table:table-cell office:value-type="float" office:value="31.049791" calcext:value-type="float">
            <text:p>31.049791</text:p>
          </table:table-cell>
          <table:table-cell office:value-type="float" office:value="42" calcext:value-type="float">
            <text:p>42</text:p>
          </table:table-cell>
          <table:table-cell table:formula="of:=(([.$E$1]*[.$G$1])/([.A65]+[.$I$1]))" office:value-type="float" office:value="40.4860583424074" calcext:value-type="float">
            <text:p>40.4860583424</text:p>
          </table:table-cell>
          <table:table-cell table:number-columns-repeated="6"/>
        </table:table-row>
        <table:table-row table:style-name="ro1">
          <table:table-cell office:value-type="float" office:value="31.896498" calcext:value-type="float">
            <text:p>31.896498</text:p>
          </table:table-cell>
          <table:table-cell office:value-type="float" office:value="40" calcext:value-type="float">
            <text:p>40</text:p>
          </table:table-cell>
          <table:table-cell table:formula="of:=(([.$E$1]*[.$G$1])/([.A66]+[.$I$1]))" office:value-type="float" office:value="39.5814937834097" calcext:value-type="float">
            <text:p>39.5814937834</text:p>
          </table:table-cell>
          <table:table-cell table:number-columns-repeated="6"/>
        </table:table-row>
        <table:table-row table:style-name="ro1">
          <table:table-cell office:value-type="float" office:value="31.896498" calcext:value-type="float">
            <text:p>31.896498</text:p>
          </table:table-cell>
          <table:table-cell office:value-type="float" office:value="41" calcext:value-type="float">
            <text:p>41</text:p>
          </table:table-cell>
          <table:table-cell table:formula="of:=(([.$E$1]*[.$G$1])/([.A67]+[.$I$1]))" office:value-type="float" office:value="39.5814937834097" calcext:value-type="float">
            <text:p>39.5814937834</text:p>
          </table:table-cell>
          <table:table-cell table:number-columns-repeated="6"/>
        </table:table-row>
        <table:table-row table:style-name="ro1">
          <table:table-cell office:value-type="float" office:value="33.166112" calcext:value-type="float">
            <text:p>33.166112</text:p>
          </table:table-cell>
          <table:table-cell office:value-type="float" office:value="38" calcext:value-type="float">
            <text:p>38</text:p>
          </table:table-cell>
          <table:table-cell table:formula="of:=(([.$E$1]*[.$G$1])/([.A68]+[.$I$1]))" office:value-type="float" office:value="38.2984147111666" calcext:value-type="float">
            <text:p>38.2984147112</text:p>
          </table:table-cell>
          <table:table-cell table:number-columns-repeated="6"/>
        </table:table-row>
        <table:table-row table:style-name="ro1">
          <table:table-cell office:value-type="float" office:value="33.166112" calcext:value-type="float">
            <text:p>33.166112</text:p>
          </table:table-cell>
          <table:table-cell office:value-type="float" office:value="39" calcext:value-type="float">
            <text:p>39</text:p>
          </table:table-cell>
          <table:table-cell table:formula="of:=(([.$E$1]*[.$G$1])/([.A69]+[.$I$1]))" office:value-type="float" office:value="38.2984147111666" calcext:value-type="float">
            <text:p>38.2984147112</text:p>
          </table:table-cell>
          <table:table-cell table:number-columns-repeated="6"/>
        </table:table-row>
        <table:table-row table:style-name="ro1">
          <table:table-cell office:value-type="float" office:value="34.059182" calcext:value-type="float">
            <text:p>34.059182</text:p>
          </table:table-cell>
          <table:table-cell office:value-type="float" office:value="38" calcext:value-type="float">
            <text:p>38</text:p>
          </table:table-cell>
          <table:table-cell table:formula="of:=(([.$E$1]*[.$G$1])/([.A70]+[.$I$1]))" office:value-type="float" office:value="37.4445988437807" calcext:value-type="float">
            <text:p>37.4445988438</text:p>
          </table:table-cell>
          <table:table-cell table:number-columns-repeated="6"/>
        </table:table-row>
        <table:table-row table:style-name="ro1">
          <table:table-cell office:value-type="float" office:value="34.729091" calcext:value-type="float">
            <text:p>34.729091</text:p>
          </table:table-cell>
          <table:table-cell office:value-type="float" office:value="38" calcext:value-type="float">
            <text:p>38</text:p>
          </table:table-cell>
          <table:table-cell table:formula="of:=(([.$E$1]*[.$G$1])/([.A71]+[.$I$1]))" office:value-type="float" office:value="36.8287129216805" calcext:value-type="float">
            <text:p>36.8287129217</text:p>
          </table:table-cell>
          <table:table-cell table:number-columns-repeated="6"/>
        </table:table-row>
        <table:table-row table:style-name="ro1">
          <table:table-cell office:value-type="float" office:value="35.675895" calcext:value-type="float">
            <text:p>35.675895</text:p>
          </table:table-cell>
          <table:table-cell office:value-type="float" office:value="32" calcext:value-type="float">
            <text:p>32</text:p>
          </table:table-cell>
          <table:table-cell table:formula="of:=(([.$E$1]*[.$G$1])/([.A72]+[.$I$1]))" office:value-type="float" office:value="35.992028485531" calcext:value-type="float">
            <text:p>35.9920284855</text:p>
          </table:table-cell>
          <table:table-cell table:number-columns-repeated="6"/>
        </table:table-row>
        <table:table-row table:style-name="ro1">
          <table:table-cell office:value-type="float" office:value="35.675895" calcext:value-type="float">
            <text:p>35.675895</text:p>
          </table:table-cell>
          <table:table-cell office:value-type="float" office:value="35" calcext:value-type="float">
            <text:p>35</text:p>
          </table:table-cell>
          <table:table-cell table:formula="of:=(([.$E$1]*[.$G$1])/([.A73]+[.$I$1]))" office:value-type="float" office:value="35.992028485531" calcext:value-type="float">
            <text:p>35.9920284855</text:p>
          </table:table-cell>
          <table:table-cell table:number-columns-repeated="6"/>
        </table:table-row>
        <table:table-row table:style-name="ro1">
          <table:table-cell office:value-type="float" office:value="37.378279" calcext:value-type="float">
            <text:p>37.378279</text:p>
          </table:table-cell>
          <table:table-cell office:value-type="float" office:value="31" calcext:value-type="float">
            <text:p>31</text:p>
          </table:table-cell>
          <table:table-cell table:formula="of:=(([.$E$1]*[.$G$1])/([.A74]+[.$I$1]))" office:value-type="float" office:value="34.5795184728283" calcext:value-type="float">
            <text:p>34.5795184728</text:p>
          </table:table-cell>
          <table:table-cell table:number-columns-repeated="6"/>
        </table:table-row>
        <table:table-row table:style-name="ro1">
          <table:table-cell office:value-type="float" office:value="37.378279" calcext:value-type="float">
            <text:p>37.378279</text:p>
          </table:table-cell>
          <table:table-cell office:value-type="float" office:value="29" calcext:value-type="float">
            <text:p>29</text:p>
          </table:table-cell>
          <table:table-cell table:formula="of:=(([.$E$1]*[.$G$1])/([.A75]+[.$I$1]))" office:value-type="float" office:value="34.5795184728283" calcext:value-type="float">
            <text:p>34.5795184728</text:p>
          </table:table-cell>
          <table:table-cell table:number-columns-repeated="6"/>
        </table:table-row>
        <table:table-row table:style-name="ro1">
          <table:table-cell office:value-type="float" office:value="38.714276" calcext:value-type="float">
            <text:p>38.714276</text:p>
          </table:table-cell>
          <table:table-cell office:value-type="float" office:value="36" calcext:value-type="float">
            <text:p>36</text:p>
          </table:table-cell>
          <table:table-cell table:formula="of:=(([.$E$1]*[.$G$1])/([.A76]+[.$I$1]))" office:value-type="float" office:value="33.5463331666155" calcext:value-type="float">
            <text:p>33.5463331666</text:p>
          </table:table-cell>
          <table:table-cell table:number-columns-repeated="6"/>
        </table:table-row>
        <table:table-row table:style-name="ro1">
          <table:table-cell office:value-type="float" office:value="38.714276" calcext:value-type="float">
            <text:p>38.714276</text:p>
          </table:table-cell>
          <table:table-cell office:value-type="float" office:value="37" calcext:value-type="float">
            <text:p>37</text:p>
          </table:table-cell>
          <table:table-cell table:formula="of:=(([.$E$1]*[.$G$1])/([.A77]+[.$I$1]))" office:value-type="float" office:value="33.5463331666155" calcext:value-type="float">
            <text:p>33.5463331666</text:p>
          </table:table-cell>
          <table:table-cell table:number-columns-repeated="6"/>
        </table:table-row>
        <table:table-row table:style-name="ro1">
          <table:table-cell office:value-type="float" office:value="39.360711" calcext:value-type="float">
            <text:p>39.360711</text:p>
          </table:table-cell>
          <table:table-cell office:value-type="float" office:value="34" calcext:value-type="float">
            <text:p>34</text:p>
          </table:table-cell>
          <table:table-cell table:formula="of:=(([.$E$1]*[.$G$1])/([.A78]+[.$I$1]))" office:value-type="float" office:value="33.0682647368556" calcext:value-type="float">
            <text:p>33.0682647369</text:p>
          </table:table-cell>
          <table:table-cell table:number-columns-repeated="6"/>
        </table:table-row>
        <table:table-row table:style-name="ro1">
          <table:table-cell office:value-type="float" office:value="40.458661" calcext:value-type="float">
            <text:p>40.458661</text:p>
          </table:table-cell>
          <table:table-cell office:value-type="float" office:value="29" calcext:value-type="float">
            <text:p>29</text:p>
          </table:table-cell>
          <table:table-cell table:formula="of:=(([.$E$1]*[.$G$1])/([.A79]+[.$I$1]))" office:value-type="float" office:value="32.2867677998727" calcext:value-type="float">
            <text:p>32.2867677999</text:p>
          </table:table-cell>
          <table:table-cell table:number-columns-repeated="6"/>
        </table:table-row>
        <table:table-row table:style-name="ro1">
          <table:table-cell office:value-type="float" office:value="40.458661" calcext:value-type="float">
            <text:p>40.458661</text:p>
          </table:table-cell>
          <table:table-cell office:value-type="float" office:value="32" calcext:value-type="float">
            <text:p>32</text:p>
          </table:table-cell>
          <table:table-cell table:formula="of:=(([.$E$1]*[.$G$1])/([.A80]+[.$I$1]))" office:value-type="float" office:value="32.2867677998727" calcext:value-type="float">
            <text:p>32.2867677999</text:p>
          </table:table-cell>
          <table:table-cell table:number-columns-repeated="6"/>
        </table:table-row>
        <table:table-row table:style-name="ro1">
          <table:table-cell office:value-type="float" office:value="42.255881" calcext:value-type="float">
            <text:p>42.255881</text:p>
          </table:table-cell>
          <table:table-cell office:value-type="float" office:value="30" calcext:value-type="float">
            <text:p>30</text:p>
          </table:table-cell>
          <table:table-cell table:formula="of:=(([.$E$1]*[.$G$1])/([.A81]+[.$I$1]))" office:value-type="float" office:value="31.0842941609542" calcext:value-type="float">
            <text:p>31.084294161</text:p>
          </table:table-cell>
          <table:table-cell table:number-columns-repeated="6"/>
        </table:table-row>
        <table:table-row table:style-name="ro1">
          <table:table-cell office:value-type="float" office:value="42.255881" calcext:value-type="float">
            <text:p>42.255881</text:p>
          </table:table-cell>
          <table:table-cell office:value-type="float" office:value="28" calcext:value-type="float">
            <text:p>28</text:p>
          </table:table-cell>
          <table:table-cell table:formula="of:=(([.$E$1]*[.$G$1])/([.A82]+[.$I$1]))" office:value-type="float" office:value="31.0842941609542" calcext:value-type="float">
            <text:p>31.084294161</text:p>
          </table:table-cell>
          <table:table-cell table:number-columns-repeated="6"/>
        </table:table-row>
        <table:table-row table:style-name="ro1">
          <table:table-cell office:value-type="float" office:value="43.428881" calcext:value-type="float">
            <text:p>43.428881</text:p>
          </table:table-cell>
          <table:table-cell office:value-type="float" office:value="29" calcext:value-type="float">
            <text:p>29</text:p>
          </table:table-cell>
          <table:table-cell table:formula="of:=(([.$E$1]*[.$G$1])/([.A83]+[.$I$1]))" office:value-type="float" office:value="30.3466307481248" calcext:value-type="float">
            <text:p>30.3466307481</text:p>
          </table:table-cell>
          <table:table-cell table:number-columns-repeated="6"/>
        </table:table-row>
        <table:table-row table:style-name="ro1">
          <table:table-cell office:value-type="float" office:value="43.428881" calcext:value-type="float">
            <text:p>43.428881</text:p>
          </table:table-cell>
          <table:table-cell office:value-type="float" office:value="29" calcext:value-type="float">
            <text:p>29</text:p>
          </table:table-cell>
          <table:table-cell table:formula="of:=(([.$E$1]*[.$G$1])/([.A84]+[.$I$1]))" office:value-type="float" office:value="30.3466307481248" calcext:value-type="float">
            <text:p>30.3466307481</text:p>
          </table:table-cell>
          <table:table-cell table:number-columns-repeated="6"/>
        </table:table-row>
        <table:table-row table:style-name="ro1">
          <table:table-cell office:value-type="float" office:value="44.626242" calcext:value-type="float">
            <text:p>44.626242</text:p>
          </table:table-cell>
          <table:table-cell office:value-type="float" office:value="29" calcext:value-type="float">
            <text:p>29</text:p>
          </table:table-cell>
          <table:table-cell table:formula="of:=(([.$E$1]*[.$G$1])/([.A85]+[.$I$1]))" office:value-type="float" office:value="29.6289027338826" calcext:value-type="float">
            <text:p>29.6289027339</text:p>
          </table:table-cell>
          <table:table-cell table:number-columns-repeated="6"/>
        </table:table-row>
        <table:table-row table:style-name="ro1">
          <table:table-cell office:value-type="float" office:value="44.626242" calcext:value-type="float">
            <text:p>44.626242</text:p>
          </table:table-cell>
          <table:table-cell office:value-type="float" office:value="28" calcext:value-type="float">
            <text:p>28</text:p>
          </table:table-cell>
          <table:table-cell table:formula="of:=(([.$E$1]*[.$G$1])/([.A86]+[.$I$1]))" office:value-type="float" office:value="29.6289027338826" calcext:value-type="float">
            <text:p>29.6289027339</text:p>
          </table:table-cell>
          <table:table-cell table:number-columns-repeated="6"/>
        </table:table-row>
        <table:table-row table:style-name="ro1">
          <table:table-cell office:value-type="float" office:value="46.208444" calcext:value-type="float">
            <text:p>46.208444</text:p>
          </table:table-cell>
          <table:table-cell office:value-type="float" office:value="28" calcext:value-type="float">
            <text:p>28</text:p>
          </table:table-cell>
          <table:table-cell table:formula="of:=(([.$E$1]*[.$G$1])/([.A87]+[.$I$1]))" office:value-type="float" office:value="28.7309845893894" calcext:value-type="float">
            <text:p>28.7309845894</text:p>
          </table:table-cell>
          <table:table-cell table:number-columns-repeated="6"/>
        </table:table-row>
        <table:table-row table:style-name="ro1">
          <table:table-cell office:value-type="float" office:value="46.208444" calcext:value-type="float">
            <text:p>46.208444</text:p>
          </table:table-cell>
          <table:table-cell office:value-type="float" office:value="28" calcext:value-type="float">
            <text:p>28</text:p>
          </table:table-cell>
          <table:table-cell table:formula="of:=(([.$E$1]*[.$G$1])/([.A88]+[.$I$1]))" office:value-type="float" office:value="28.7309845893894" calcext:value-type="float">
            <text:p>28.7309845894</text:p>
          </table:table-cell>
          <table:table-cell table:number-columns-repeated="6"/>
        </table:table-row>
        <table:table-row table:style-name="ro1">
          <table:table-cell office:value-type="float" office:value="47.368489" calcext:value-type="float">
            <text:p>47.368489</text:p>
          </table:table-cell>
          <table:table-cell office:value-type="float" office:value="28" calcext:value-type="float">
            <text:p>28</text:p>
          </table:table-cell>
          <table:table-cell table:formula="of:=(([.$E$1]*[.$G$1])/([.A89]+[.$I$1]))" office:value-type="float" office:value="28.1064730912655" calcext:value-type="float">
            <text:p>28.1064730913</text:p>
          </table:table-cell>
          <table:table-cell table:number-columns-repeated="6"/>
        </table:table-row>
        <table:table-row table:style-name="ro1">
          <table:table-cell office:value-type="float" office:value="48.094231" calcext:value-type="float">
            <text:p>48.094231</text:p>
          </table:table-cell>
          <table:table-cell office:value-type="float" office:value="28" calcext:value-type="float">
            <text:p>28</text:p>
          </table:table-cell>
          <table:table-cell table:formula="of:=(([.$E$1]*[.$G$1])/([.A90]+[.$I$1]))" office:value-type="float" office:value="27.7293894796286" calcext:value-type="float">
            <text:p>27.7293894796</text:p>
          </table:table-cell>
          <table:table-cell table:number-columns-repeated="6"/>
        </table:table-row>
        <table:table-row table:style-name="ro1">
          <table:table-cell office:value-type="float" office:value="48.094231" calcext:value-type="float">
            <text:p>48.094231</text:p>
          </table:table-cell>
          <table:table-cell office:value-type="float" office:value="27" calcext:value-type="float">
            <text:p>27</text:p>
          </table:table-cell>
          <table:table-cell table:formula="of:=(([.$E$1]*[.$G$1])/([.A91]+[.$I$1]))" office:value-type="float" office:value="27.7293894796286" calcext:value-type="float">
            <text:p>27.7293894796</text:p>
          </table:table-cell>
          <table:table-cell table:number-columns-repeated="6"/>
        </table:table-row>
        <table:table-row table:style-name="ro1">
          <table:table-cell office:value-type="float" office:value="49.318189" calcext:value-type="float">
            <text:p>49.318189</text:p>
          </table:table-cell>
          <table:table-cell office:value-type="float" office:value="26" calcext:value-type="float">
            <text:p>26</text:p>
          </table:table-cell>
          <table:table-cell table:formula="of:=(([.$E$1]*[.$G$1])/([.A92]+[.$I$1]))" office:value-type="float" office:value="27.1158551484757" calcext:value-type="float">
            <text:p>27.1158551485</text:p>
          </table:table-cell>
          <table:table-cell table:number-columns-repeated="6"/>
        </table:table-row>
        <table:table-row table:style-name="ro1">
          <table:table-cell office:value-type="float" office:value="49.318189" calcext:value-type="float">
            <text:p>49.318189</text:p>
          </table:table-cell>
          <table:table-cell office:value-type="float" office:value="25" calcext:value-type="float">
            <text:p>25</text:p>
          </table:table-cell>
          <table:table-cell table:formula="of:=(([.$E$1]*[.$G$1])/([.A93]+[.$I$1]))" office:value-type="float" office:value="27.1158551484757" calcext:value-type="float">
            <text:p>27.1158551485</text:p>
          </table:table-cell>
          <table:table-cell table:number-columns-repeated="6"/>
        </table:table-row>
        <table:table-row table:style-name="ro1">
          <table:table-cell office:value-type="float" office:value="50.936891" calcext:value-type="float">
            <text:p>50.936891</text:p>
          </table:table-cell>
          <table:table-cell office:value-type="float" office:value="26" calcext:value-type="float">
            <text:p>26</text:p>
          </table:table-cell>
          <table:table-cell table:formula="of:=(([.$E$1]*[.$G$1])/([.A94]+[.$I$1]))" office:value-type="float" office:value="26.3449579640729" calcext:value-type="float">
            <text:p>26.3449579641</text:p>
          </table:table-cell>
          <table:table-cell table:number-columns-repeated="6"/>
        </table:table-row>
        <table:table-row table:style-name="ro1">
          <table:table-cell office:value-type="float" office:value="50.936891" calcext:value-type="float">
            <text:p>50.936891</text:p>
          </table:table-cell>
          <table:table-cell office:value-type="float" office:value="27" calcext:value-type="float">
            <text:p>27</text:p>
          </table:table-cell>
          <table:table-cell table:formula="of:=(([.$E$1]*[.$G$1])/([.A95]+[.$I$1]))" office:value-type="float" office:value="26.3449579640729" calcext:value-type="float">
            <text:p>26.3449579641</text:p>
          </table:table-cell>
          <table:table-cell table:number-columns-repeated="6"/>
        </table:table-row>
        <table:table-row table:style-name="ro1">
          <table:table-cell office:value-type="float" office:value="52.129994" calcext:value-type="float">
            <text:p>52.129994</text:p>
          </table:table-cell>
          <table:table-cell office:value-type="float" office:value="26" calcext:value-type="float">
            <text:p>26</text:p>
          </table:table-cell>
          <table:table-cell table:formula="of:=(([.$E$1]*[.$G$1])/([.A96]+[.$I$1]))" office:value-type="float" office:value="25.8042345574644" calcext:value-type="float">
            <text:p>25.8042345575</text:p>
          </table:table-cell>
          <table:table-cell table:number-columns-repeated="6"/>
        </table:table-row>
        <table:table-row table:style-name="ro1">
          <table:table-cell office:value-type="float" office:value="53.475314" calcext:value-type="float">
            <text:p>53.475314</text:p>
          </table:table-cell>
          <table:table-cell office:value-type="float" office:value="24" calcext:value-type="float">
            <text:p>24</text:p>
          </table:table-cell>
          <table:table-cell table:formula="of:=(([.$E$1]*[.$G$1])/([.A97]+[.$I$1]))" office:value-type="float" office:value="25.2205478057669" calcext:value-type="float">
            <text:p>25.2205478058</text:p>
          </table:table-cell>
          <table:table-cell table:number-columns-repeated="6"/>
        </table:table-row>
        <table:table-row table:style-name="ro1">
          <table:table-cell office:value-type="float" office:value="53.475314" calcext:value-type="float">
            <text:p>53.475314</text:p>
          </table:table-cell>
          <table:table-cell office:value-type="float" office:value="25" calcext:value-type="float">
            <text:p>25</text:p>
          </table:table-cell>
          <table:table-cell table:formula="of:=(([.$E$1]*[.$G$1])/([.A98]+[.$I$1]))" office:value-type="float" office:value="25.2205478057669" calcext:value-type="float">
            <text:p>25.2205478058</text:p>
          </table:table-cell>
          <table:table-cell table:number-columns-repeated="6"/>
        </table:table-row>
        <table:table-row table:style-name="ro1">
          <table:table-cell office:value-type="float" office:value="54.713098" calcext:value-type="float">
            <text:p>54.713098</text:p>
          </table:table-cell>
          <table:table-cell office:value-type="float" office:value="24" calcext:value-type="float">
            <text:p>24</text:p>
          </table:table-cell>
          <table:table-cell table:formula="of:=(([.$E$1]*[.$G$1])/([.A99]+[.$I$1]))" office:value-type="float" office:value="24.7063656675863" calcext:value-type="float">
            <text:p>24.7063656676</text:p>
          </table:table-cell>
          <table:table-cell table:number-columns-repeated="6"/>
        </table:table-row>
        <table:table-row table:style-name="ro1">
          <table:table-cell office:value-type="float" office:value="55.61214" calcext:value-type="float">
            <text:p>55.61214</text:p>
          </table:table-cell>
          <table:table-cell office:value-type="float" office:value="27" calcext:value-type="float">
            <text:p>27</text:p>
          </table:table-cell>
          <table:table-cell table:formula="of:=(([.$E$1]*[.$G$1])/([.A100]+[.$I$1]))" office:value-type="float" office:value="24.3458513208598" calcext:value-type="float">
            <text:p>24.3458513209</text:p>
          </table:table-cell>
          <table:table-cell table:number-columns-repeated="6"/>
        </table:table-row>
        <table:table-row table:style-name="ro1">
          <table:table-cell office:value-type="float" office:value="56.443275" calcext:value-type="float">
            <text:p>56.443275</text:p>
          </table:table-cell>
          <table:table-cell office:value-type="float" office:value="26" calcext:value-type="float">
            <text:p>26</text:p>
          </table:table-cell>
          <table:table-cell table:formula="of:=(([.$E$1]*[.$G$1])/([.A101]+[.$I$1]))" office:value-type="float" office:value="24.0218021876655" calcext:value-type="float">
            <text:p>24.0218021877</text:p>
          </table:table-cell>
          <table:table-cell table:number-columns-repeated="6"/>
        </table:table-row>
        <table:table-row table:style-name="ro1">
          <table:table-cell office:value-type="float" office:value="57.267131" calcext:value-type="float">
            <text:p>57.267131</text:p>
          </table:table-cell>
          <table:table-cell office:value-type="float" office:value="23" calcext:value-type="float">
            <text:p>23</text:p>
          </table:table-cell>
          <table:table-cell table:formula="of:=(([.$E$1]*[.$G$1])/([.A102]+[.$I$1]))" office:value-type="float" office:value="23.7089935372603" calcext:value-type="float">
            <text:p>23.7089935373</text:p>
          </table:table-cell>
          <table:table-cell table:number-columns-repeated="6"/>
        </table:table-row>
        <table:table-row table:style-name="ro1">
          <table:table-cell office:value-type="float" office:value="57.267131" calcext:value-type="float">
            <text:p>57.267131</text:p>
          </table:table-cell>
          <table:table-cell office:value-type="float" office:value="23" calcext:value-type="float">
            <text:p>23</text:p>
          </table:table-cell>
          <table:table-cell table:formula="of:=(([.$E$1]*[.$G$1])/([.A103]+[.$I$1]))" office:value-type="float" office:value="23.7089935372603" calcext:value-type="float">
            <text:p>23.7089935373</text:p>
          </table:table-cell>
          <table:table-cell table:number-columns-repeated="6"/>
        </table:table-row>
        <table:table-row table:style-name="ro1">
          <table:table-cell office:value-type="float" office:value="59.399135" calcext:value-type="float">
            <text:p>59.399135</text:p>
          </table:table-cell>
          <table:table-cell office:value-type="float" office:value="24" calcext:value-type="float">
            <text:p>24</text:p>
          </table:table-cell>
          <table:table-cell table:formula="of:=(([.$E$1]*[.$G$1])/([.A104]+[.$I$1]))" office:value-type="float" office:value="22.9360831760237" calcext:value-type="float">
            <text:p>22.936083176</text:p>
          </table:table-cell>
          <table:table-cell table:number-columns-repeated="6"/>
        </table:table-row>
        <table:table-row table:style-name="ro1">
          <table:table-cell office:value-type="float" office:value="59.399135" calcext:value-type="float">
            <text:p>59.399135</text:p>
          </table:table-cell>
          <table:table-cell office:value-type="float" office:value="23" calcext:value-type="float">
            <text:p>23</text:p>
          </table:table-cell>
          <table:table-cell table:formula="of:=(([.$E$1]*[.$G$1])/([.A105]+[.$I$1]))" office:value-type="float" office:value="22.9360831760237" calcext:value-type="float">
            <text:p>22.936083176</text:p>
          </table:table-cell>
          <table:table-cell table:number-columns-repeated="6"/>
        </table:table-row>
        <table:table-row table:style-name="ro1">
          <table:table-cell office:value-type="float" office:value="60.6585" calcext:value-type="float">
            <text:p>60.6585</text:p>
          </table:table-cell>
          <table:table-cell office:value-type="float" office:value="24" calcext:value-type="float">
            <text:p>24</text:p>
          </table:table-cell>
          <table:table-cell table:formula="of:=(([.$E$1]*[.$G$1])/([.A106]+[.$I$1]))" office:value-type="float" office:value="22.502756587682" calcext:value-type="float">
            <text:p>22.5027565877</text:p>
          </table:table-cell>
          <table:table-cell table:number-columns-repeated="6"/>
        </table:table-row>
        <table:table-row table:style-name="ro1">
          <table:table-cell office:value-type="float" office:value="61.618981" calcext:value-type="float">
            <text:p>61.618981</text:p>
          </table:table-cell>
          <table:table-cell office:value-type="float" office:value="26" calcext:value-type="float">
            <text:p>26</text:p>
          </table:table-cell>
          <table:table-cell table:formula="of:=(([.$E$1]*[.$G$1])/([.A107]+[.$I$1]))" office:value-type="float" office:value="22.1831204466095" calcext:value-type="float">
            <text:p>22.1831204466</text:p>
          </table:table-cell>
          <table:table-cell table:number-columns-repeated="6"/>
        </table:table-row>
        <table:table-row table:style-name="ro1">
          <table:table-cell office:value-type="float" office:value="62.512283" calcext:value-type="float">
            <text:p>62.512283</text:p>
          </table:table-cell>
          <table:table-cell office:value-type="float" office:value="25" calcext:value-type="float">
            <text:p>25</text:p>
          </table:table-cell>
          <table:table-cell table:formula="of:=(([.$E$1]*[.$G$1])/([.A108]+[.$I$1]))" office:value-type="float" office:value="21.8938843418778" calcext:value-type="float">
            <text:p>21.8938843419</text:p>
          </table:table-cell>
          <table:table-cell table:number-columns-repeated="6"/>
        </table:table-row>
        <table:table-row table:style-name="ro1">
          <table:table-cell office:value-type="float" office:value="63.855011" calcext:value-type="float">
            <text:p>63.855011</text:p>
          </table:table-cell>
          <table:table-cell office:value-type="float" office:value="26" calcext:value-type="float">
            <text:p>26</text:p>
          </table:table-cell>
          <table:table-cell table:formula="of:=(([.$E$1]*[.$G$1])/([.A109]+[.$I$1]))" office:value-type="float" office:value="21.4730479392523" calcext:value-type="float">
            <text:p>21.4730479393</text:p>
          </table:table-cell>
          <table:table-cell table:number-columns-repeated="6"/>
        </table:table-row>
        <table:table-row table:style-name="ro1">
          <table:table-cell office:value-type="float" office:value="65.312561" calcext:value-type="float">
            <text:p>65.312561</text:p>
          </table:table-cell>
          <table:table-cell office:value-type="float" office:value="25" calcext:value-type="float">
            <text:p>25</text:p>
          </table:table-cell>
          <table:table-cell table:formula="of:=(([.$E$1]*[.$G$1])/([.A110]+[.$I$1]))" office:value-type="float" office:value="21.0341625509705" calcext:value-type="float">
            <text:p>21.034162551</text:p>
          </table:table-cell>
          <table:table-cell table:number-columns-repeated="6"/>
        </table:table-row>
        <table:table-row table:style-name="ro1">
          <table:table-cell office:value-type="float" office:value="66.26844" calcext:value-type="float">
            <text:p>66.26844</text:p>
          </table:table-cell>
          <table:table-cell office:value-type="float" office:value="22" calcext:value-type="float">
            <text:p>22</text:p>
          </table:table-cell>
          <table:table-cell table:formula="of:=(([.$E$1]*[.$G$1])/([.A111]+[.$I$1]))" office:value-type="float" office:value="20.7559482396465" calcext:value-type="float">
            <text:p>20.755948239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B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0T23:08:23.301258115</dc:date>
    <dc:creator>Alberto Souza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3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86cm" svg:height="13.721cm" xlink:href=".." xlink:type="simple" chart:class="chart:line" chart:style-name="ch1">
        <chart:legend chart:legend-position="end" svg:x="18.781cm" svg:y="6.063cm" style:legend-expansion="high" chart:style-name="ch2"/>
        <chart:plot-area chart:style-name="ch3" table:cell-range-address="Sheet1.A1:Sheet1.C111" chart:data-source-has-labels="row" svg:x="0.451cm" svg:y="0.274cm" svg:width="17.879cm" svg:height="13.173cm">
          <chartooo:coordinate-region svg:x="1.258cm" svg:y="0.474cm" svg:width="17.072cm" svg:height="12.0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1" chart:label-cell-address="Sheet1.A1:Sheet1.A1" chart:class="chart:line">
            <chart:data-point chart:repeated="110"/>
          </chart:series>
          <chart:series chart:style-name="ch7" chart:values-cell-range-address="Sheet1.B2:Sheet1.B111" chart:label-cell-address="Sheet1.B1:Sheet1.B1" chart:class="chart:line">
            <chart:data-point chart:repeated="110"/>
          </chart:series>
          <chart:series chart:style-name="ch8" chart:values-cell-range-address="Sheet1.C2:Sheet1.C111" chart:label-cell-address="Sheet1.C1:Sheet1.C1" chart:class="chart:line"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Sheet1.A1:Sheet1.A1</svg:desc>
                </draw:g>
              </table:table-cell>
              <table:table-cell office:value-type="string">
                <text:p>height_in_pixels</text:p>
                <draw:g>
                  <svg:desc>Sheet1.B1:Sheet1.B1</svg:desc>
                </draw:g>
              </table:table-cell>
              <table:table-cell office:value-type="string">
                <text:p>estimat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86842">
                <text:p>5.286842</text:p>
                <draw:g>
                  <svg:desc>Sheet1.A2:Sheet1.A111</svg:desc>
                </draw:g>
              </table:table-cell>
              <table:table-cell office:value-type="float" office:value="115">
                <text:p>115</text:p>
                <draw:g>
                  <svg:desc>Sheet1.B2:Sheet1.B111</svg:desc>
                </draw:g>
              </table:table-cell>
              <table:table-cell office:value-type="float" office:value="132.898112687322">
                <text:p>132.898112687322</text:p>
                <draw:g>
                  <svg:desc>Sheet1.C2:Sheet1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69532">
                <text:p>6.569532</text:p>
              </table:table-cell>
              <table:table-cell office:value-type="float" office:value="112">
                <text:p>112</text:p>
              </table:table-cell>
              <table:table-cell office:value-type="float" office:value="119.336185309047">
                <text:p>119.336185309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69532">
                <text:p>6.569532</text:p>
              </table:table-cell>
              <table:table-cell office:value-type="float" office:value="123">
                <text:p>123</text:p>
              </table:table-cell>
              <table:table-cell office:value-type="float" office:value="119.336185309047">
                <text:p>119.336185309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6355">
                <text:p>7.56355</text:p>
              </table:table-cell>
              <table:table-cell office:value-type="float" office:value="108">
                <text:p>108</text:p>
              </table:table-cell>
              <table:table-cell office:value-type="float" office:value="110.590516494576">
                <text:p>110.590516494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6355">
                <text:p>7.56355</text:p>
              </table:table-cell>
              <table:table-cell office:value-type="float" office:value="107">
                <text:p>107</text:p>
              </table:table-cell>
              <table:table-cell office:value-type="float" office:value="110.590516494576">
                <text:p>110.590516494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00851">
                <text:p>8.500851</text:p>
              </table:table-cell>
              <table:table-cell office:value-type="float" office:value="99">
                <text:p>99</text:p>
              </table:table-cell>
              <table:table-cell office:value-type="float" office:value="103.442204874735">
                <text:p>103.442204874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00851">
                <text:p>8.500851</text:p>
              </table:table-cell>
              <table:table-cell office:value-type="float" office:value="102">
                <text:p>102</text:p>
              </table:table-cell>
              <table:table-cell office:value-type="float" office:value="103.442204874735">
                <text:p>103.442204874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39321">
                <text:p>9.39321</text:p>
              </table:table-cell>
              <table:table-cell office:value-type="float" office:value="95">
                <text:p>95</text:p>
              </table:table-cell>
              <table:table-cell office:value-type="float" office:value="97.4455620367682">
                <text:p>97.4455620367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39321">
                <text:p>9.39321</text:p>
              </table:table-cell>
              <table:table-cell office:value-type="float" office:value="96">
                <text:p>96</text:p>
              </table:table-cell>
              <table:table-cell office:value-type="float" office:value="97.4455620367682">
                <text:p>97.4455620367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42727">
                <text:p>10.542727</text:p>
              </table:table-cell>
              <table:table-cell office:value-type="float" office:value="93">
                <text:p>93</text:p>
              </table:table-cell>
              <table:table-cell office:value-type="float" office:value="90.6742884652573">
                <text:p>90.6742884652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01641">
                <text:p>11.401641</text:p>
              </table:table-cell>
              <table:table-cell office:value-type="float" office:value="85">
                <text:p>85</text:p>
              </table:table-cell>
              <table:table-cell office:value-type="float" office:value="86.1987671162737">
                <text:p>86.1987671162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401641">
                <text:p>11.401641</text:p>
              </table:table-cell>
              <table:table-cell office:value-type="float" office:value="90">
                <text:p>90</text:p>
              </table:table-cell>
              <table:table-cell office:value-type="float" office:value="86.1987671162737">
                <text:p>86.198767116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39596">
                <text:p>12.239596</text:p>
              </table:table-cell>
              <table:table-cell office:value-type="float" office:value="82">
                <text:p>82</text:p>
              </table:table-cell>
              <table:table-cell office:value-type="float" office:value="82.2386636195231">
                <text:p>82.2386636195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70414">
                <text:p>12.770414</text:p>
              </table:table-cell>
              <table:table-cell office:value-type="float" office:value="80">
                <text:p>80</text:p>
              </table:table-cell>
              <table:table-cell office:value-type="float" office:value="79.9129949930779">
                <text:p>79.912994993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063583">
                <text:p>13.063583</text:p>
              </table:table-cell>
              <table:table-cell office:value-type="float" office:value="80">
                <text:p>80</text:p>
              </table:table-cell>
              <table:table-cell office:value-type="float" office:value="78.6840543039574">
                <text:p>78.68405430395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065137">
                <text:p>14.065137</text:p>
              </table:table-cell>
              <table:table-cell office:value-type="float" office:value="74">
                <text:p>74</text:p>
              </table:table-cell>
              <table:table-cell office:value-type="float" office:value="74.7565291978819">
                <text:p>74.7565291978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065137">
                <text:p>14.065137</text:p>
              </table:table-cell>
              <table:table-cell office:value-type="float" office:value="78">
                <text:p>78</text:p>
              </table:table-cell>
              <table:table-cell office:value-type="float" office:value="74.7565291978819">
                <text:p>74.7565291978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1973">
                <text:p>14.541973</text:p>
              </table:table-cell>
              <table:table-cell office:value-type="float" office:value="22">
                <text:p>22</text:p>
              </table:table-cell>
              <table:table-cell office:value-type="float" office:value="73.0212234238649">
                <text:p>73.0212234238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541973">
                <text:p>14.541973</text:p>
              </table:table-cell>
              <table:table-cell office:value-type="float" office:value="71">
                <text:p>71</text:p>
              </table:table-cell>
              <table:table-cell office:value-type="float" office:value="73.0212234238649">
                <text:p>73.0212234238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39534">
                <text:p>15.239534</text:p>
              </table:table-cell>
              <table:table-cell office:value-type="float" office:value="69">
                <text:p>69</text:p>
              </table:table-cell>
              <table:table-cell office:value-type="float" office:value="70.6230183769569">
                <text:p>70.6230183769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239534">
                <text:p>15.239534</text:p>
              </table:table-cell>
              <table:table-cell office:value-type="float" office:value="74">
                <text:p>74</text:p>
              </table:table-cell>
              <table:table-cell office:value-type="float" office:value="70.6230183769569">
                <text:p>70.62301837695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90292">
                <text:p>15.890292</text:p>
              </table:table-cell>
              <table:table-cell office:value-type="float" office:value="69">
                <text:p>69</text:p>
              </table:table-cell>
              <table:table-cell office:value-type="float" office:value="68.5235263193383">
                <text:p>68.5235263193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417662">
                <text:p>16.417662</text:p>
              </table:table-cell>
              <table:table-cell office:value-type="float" office:value="67">
                <text:p>67</text:p>
              </table:table-cell>
              <table:table-cell office:value-type="float" office:value="66.9115271699609">
                <text:p>66.9115271699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417662">
                <text:p>16.417662</text:p>
              </table:table-cell>
              <table:table-cell office:value-type="float" office:value="68">
                <text:p>68</text:p>
              </table:table-cell>
              <table:table-cell office:value-type="float" office:value="66.9115271699609">
                <text:p>66.9115271699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336754">
                <text:p>17.336754</text:p>
              </table:table-cell>
              <table:table-cell office:value-type="float" office:value="26">
                <text:p>26</text:p>
              </table:table-cell>
              <table:table-cell office:value-type="float" office:value="64.2762913813978">
                <text:p>64.2762913813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336754">
                <text:p>17.336754</text:p>
              </table:table-cell>
              <table:table-cell office:value-type="float" office:value="63">
                <text:p>63</text:p>
              </table:table-cell>
              <table:table-cell office:value-type="float" office:value="64.2762913813978">
                <text:p>64.276291381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336754">
                <text:p>17.336754</text:p>
              </table:table-cell>
              <table:table-cell office:value-type="float" office:value="68">
                <text:p>68</text:p>
              </table:table-cell>
              <table:table-cell office:value-type="float" office:value="64.2762913813978">
                <text:p>64.2762913813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970421">
                <text:p>17.970421</text:p>
              </table:table-cell>
              <table:table-cell office:value-type="float" office:value="65">
                <text:p>65</text:p>
              </table:table-cell>
              <table:table-cell office:value-type="float" office:value="62.5771236975771">
                <text:p>62.5771236975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970421">
                <text:p>17.970421</text:p>
              </table:table-cell>
              <table:table-cell office:value-type="float" office:value="64">
                <text:p>64</text:p>
              </table:table-cell>
              <table:table-cell office:value-type="float" office:value="62.5771236975771">
                <text:p>62.5771236975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428278">
                <text:p>18.428278</text:p>
              </table:table-cell>
              <table:table-cell office:value-type="float" office:value="60">
                <text:p>60</text:p>
              </table:table-cell>
              <table:table-cell office:value-type="float" office:value="61.4042463410642">
                <text:p>61.4042463410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428278">
                <text:p>18.428278</text:p>
              </table:table-cell>
              <table:table-cell office:value-type="float" office:value="63">
                <text:p>63</text:p>
              </table:table-cell>
              <table:table-cell office:value-type="float" office:value="61.4042463410642">
                <text:p>61.4042463410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828626">
                <text:p>18.828626</text:p>
              </table:table-cell>
              <table:table-cell office:value-type="float" office:value="62">
                <text:p>62</text:p>
              </table:table-cell>
              <table:table-cell office:value-type="float" office:value="60.4141364890671">
                <text:p>60.4141364890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05121">
                <text:p>19.05121</text:p>
              </table:table-cell>
              <table:table-cell office:value-type="float" office:value="61">
                <text:p>61</text:p>
              </table:table-cell>
              <table:table-cell office:value-type="float" office:value="59.8773472419097">
                <text:p>59.8773472419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263707">
                <text:p>19.263707</text:p>
              </table:table-cell>
              <table:table-cell office:value-type="float" office:value="26">
                <text:p>26</text:p>
              </table:table-cell>
              <table:table-cell office:value-type="float" office:value="59.3737094876852">
                <text:p>59.3737094876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263707">
                <text:p>19.263707</text:p>
              </table:table-cell>
              <table:table-cell office:value-type="float" office:value="61">
                <text:p>61</text:p>
              </table:table-cell>
              <table:table-cell office:value-type="float" office:value="59.3737094876852">
                <text:p>59.3737094876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465586">
                <text:p>19.465586</text:p>
              </table:table-cell>
              <table:table-cell office:value-type="float" office:value="59">
                <text:p>59</text:p>
              </table:table-cell>
              <table:table-cell office:value-type="float" office:value="58.9030230837806">
                <text:p>58.9030230837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827855">
                <text:p>19.827855</text:p>
              </table:table-cell>
              <table:table-cell office:value-type="float" office:value="60">
                <text:p>60</text:p>
              </table:table-cell>
              <table:table-cell office:value-type="float" office:value="58.0768321643435">
                <text:p>58.0768321643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827855">
                <text:p>19.827855</text:p>
              </table:table-cell>
              <table:table-cell office:value-type="float" office:value="62">
                <text:p>62</text:p>
              </table:table-cell>
              <table:table-cell office:value-type="float" office:value="58.0768321643435">
                <text:p>58.0768321643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085586">
                <text:p>20.085586</text:p>
              </table:table-cell>
              <table:table-cell office:value-type="float" office:value="60">
                <text:p>60</text:p>
              </table:table-cell>
              <table:table-cell office:value-type="float" office:value="57.5030210170475">
                <text:p>57.5030210170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065299">
                <text:p>21.065299</text:p>
              </table:table-cell>
              <table:table-cell office:value-type="float" office:value="55">
                <text:p>55</text:p>
              </table:table-cell>
              <table:table-cell office:value-type="float" office:value="55.4215196366388">
                <text:p>55.4215196366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191744">
                <text:p>21.191744</text:p>
              </table:table-cell>
              <table:table-cell office:value-type="float" office:value="54">
                <text:p>54</text:p>
              </table:table-cell>
              <table:table-cell office:value-type="float" office:value="55.1638026601015">
                <text:p>55.1638026601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91744">
                <text:p>21.191744</text:p>
              </table:table-cell>
              <table:table-cell office:value-type="float" office:value="54">
                <text:p>54</text:p>
              </table:table-cell>
              <table:table-cell office:value-type="float" office:value="55.1638026601015">
                <text:p>55.1638026601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227154">
                <text:p>21.227154</text:p>
              </table:table-cell>
              <table:table-cell office:value-type="float" office:value="53">
                <text:p>53</text:p>
              </table:table-cell>
              <table:table-cell office:value-type="float" office:value="55.0920599339909">
                <text:p>55.09205993399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372863">
                <text:p>21.372863</text:p>
              </table:table-cell>
              <table:table-cell office:value-type="float" office:value="53">
                <text:p>53</text:p>
              </table:table-cell>
              <table:table-cell office:value-type="float" office:value="54.7987983573366">
                <text:p>54.79879835733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939685">
                <text:p>22.939685</text:p>
              </table:table-cell>
              <table:table-cell office:value-type="float" office:value="52">
                <text:p>52</text:p>
              </table:table-cell>
              <table:table-cell office:value-type="float" office:value="51.8319394285045">
                <text:p>51.8319394285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426217">
                <text:p>23.426217</text:p>
              </table:table-cell>
              <table:table-cell office:value-type="float" office:value="48">
                <text:p>48</text:p>
              </table:table-cell>
              <table:table-cell office:value-type="float" office:value="50.9749520300214">
                <text:p>50.9749520300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426217">
                <text:p>23.426217</text:p>
              </table:table-cell>
              <table:table-cell office:value-type="float" office:value="49">
                <text:p>49</text:p>
              </table:table-cell>
              <table:table-cell office:value-type="float" office:value="50.9749520300214">
                <text:p>50.97495203002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111873">
                <text:p>24.111873</text:p>
              </table:table-cell>
              <table:table-cell office:value-type="float" office:value="48">
                <text:p>48</text:p>
              </table:table-cell>
              <table:table-cell office:value-type="float" office:value="49.8142377260956">
                <text:p>49.8142377260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111873">
                <text:p>24.111873</text:p>
              </table:table-cell>
              <table:table-cell office:value-type="float" office:value="53">
                <text:p>53</text:p>
              </table:table-cell>
              <table:table-cell office:value-type="float" office:value="49.8142377260956">
                <text:p>49.81423772609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68044">
                <text:p>24.568044</text:p>
              </table:table-cell>
              <table:table-cell office:value-type="float" office:value="50">
                <text:p>50</text:p>
              </table:table-cell>
              <table:table-cell office:value-type="float" office:value="49.0708532086646">
                <text:p>49.07085320866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568044">
                <text:p>24.568044</text:p>
              </table:table-cell>
              <table:table-cell office:value-type="float" office:value="48">
                <text:p>48</text:p>
              </table:table-cell>
              <table:table-cell office:value-type="float" office:value="49.0708532086646">
                <text:p>49.0708532086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436799">
                <text:p>25.436799</text:p>
              </table:table-cell>
              <table:table-cell office:value-type="float" office:value="49">
                <text:p>49</text:p>
              </table:table-cell>
              <table:table-cell office:value-type="float" office:value="47.7147816480934">
                <text:p>47.71478164809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436799">
                <text:p>25.436799</text:p>
              </table:table-cell>
              <table:table-cell office:value-type="float" office:value="49">
                <text:p>49</text:p>
              </table:table-cell>
              <table:table-cell office:value-type="float" office:value="47.7147816480934">
                <text:p>47.71478164809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411381">
                <text:p>26.411381</text:p>
              </table:table-cell>
              <table:table-cell office:value-type="float" office:value="48">
                <text:p>48</text:p>
              </table:table-cell>
              <table:table-cell office:value-type="float" office:value="46.2800397181472">
                <text:p>46.2800397181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411381">
                <text:p>26.411381</text:p>
              </table:table-cell>
              <table:table-cell office:value-type="float" office:value="48">
                <text:p>48</text:p>
              </table:table-cell>
              <table:table-cell office:value-type="float" office:value="46.2800397181472">
                <text:p>46.2800397181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019061">
                <text:p>27.019061</text:p>
              </table:table-cell>
              <table:table-cell office:value-type="float" office:value="45">
                <text:p>45</text:p>
              </table:table-cell>
              <table:table-cell office:value-type="float" office:value="45.4283057897982">
                <text:p>45.4283057897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253565">
                <text:p>27.253565</text:p>
              </table:table-cell>
              <table:table-cell office:value-type="float" office:value="48">
                <text:p>48</text:p>
              </table:table-cell>
              <table:table-cell office:value-type="float" office:value="45.1079455691442">
                <text:p>45.1079455691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183819">
                <text:p>28.183819</text:p>
              </table:table-cell>
              <table:table-cell office:value-type="float" office:value="42">
                <text:p>42</text:p>
              </table:table-cell>
              <table:table-cell office:value-type="float" office:value="43.8804102022656">
                <text:p>43.8804102022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183819">
                <text:p>28.183819</text:p>
              </table:table-cell>
              <table:table-cell office:value-type="float" office:value="46">
                <text:p>46</text:p>
              </table:table-cell>
              <table:table-cell office:value-type="float" office:value="43.8804102022656">
                <text:p>43.8804102022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449502">
                <text:p>29.449502</text:p>
              </table:table-cell>
              <table:table-cell office:value-type="float" office:value="43">
                <text:p>43</text:p>
              </table:table-cell>
              <table:table-cell office:value-type="float" office:value="42.3137114873997">
                <text:p>42.313711487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449502">
                <text:p>29.449502</text:p>
              </table:table-cell>
              <table:table-cell office:value-type="float" office:value="41">
                <text:p>41</text:p>
              </table:table-cell>
              <table:table-cell office:value-type="float" office:value="42.3137114873997">
                <text:p>42.3137114873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945135">
                <text:p>29.945135</text:p>
              </table:table-cell>
              <table:table-cell office:value-type="float" office:value="44">
                <text:p>44</text:p>
              </table:table-cell>
              <table:table-cell office:value-type="float" office:value="41.7302647493186">
                <text:p>41.73026474931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049791">
                <text:p>31.049791</text:p>
              </table:table-cell>
              <table:table-cell office:value-type="float" office:value="42">
                <text:p>42</text:p>
              </table:table-cell>
              <table:table-cell office:value-type="float" office:value="40.4860583424074">
                <text:p>40.4860583424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049791">
                <text:p>31.049791</text:p>
              </table:table-cell>
              <table:table-cell office:value-type="float" office:value="42">
                <text:p>42</text:p>
              </table:table-cell>
              <table:table-cell office:value-type="float" office:value="40.4860583424074">
                <text:p>40.48605834240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896498">
                <text:p>31.896498</text:p>
              </table:table-cell>
              <table:table-cell office:value-type="float" office:value="40">
                <text:p>40</text:p>
              </table:table-cell>
              <table:table-cell office:value-type="float" office:value="39.5814937834097">
                <text:p>39.5814937834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896498">
                <text:p>31.896498</text:p>
              </table:table-cell>
              <table:table-cell office:value-type="float" office:value="41">
                <text:p>41</text:p>
              </table:table-cell>
              <table:table-cell office:value-type="float" office:value="39.5814937834097">
                <text:p>39.5814937834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166112">
                <text:p>33.166112</text:p>
              </table:table-cell>
              <table:table-cell office:value-type="float" office:value="38">
                <text:p>38</text:p>
              </table:table-cell>
              <table:table-cell office:value-type="float" office:value="38.2984147111666">
                <text:p>38.2984147111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166112">
                <text:p>33.166112</text:p>
              </table:table-cell>
              <table:table-cell office:value-type="float" office:value="39">
                <text:p>39</text:p>
              </table:table-cell>
              <table:table-cell office:value-type="float" office:value="38.2984147111666">
                <text:p>38.2984147111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059182">
                <text:p>34.059182</text:p>
              </table:table-cell>
              <table:table-cell office:value-type="float" office:value="38">
                <text:p>38</text:p>
              </table:table-cell>
              <table:table-cell office:value-type="float" office:value="37.4445988437807">
                <text:p>37.4445988437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729091">
                <text:p>34.729091</text:p>
              </table:table-cell>
              <table:table-cell office:value-type="float" office:value="38">
                <text:p>38</text:p>
              </table:table-cell>
              <table:table-cell office:value-type="float" office:value="36.8287129216805">
                <text:p>36.8287129216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675895">
                <text:p>35.675895</text:p>
              </table:table-cell>
              <table:table-cell office:value-type="float" office:value="32">
                <text:p>32</text:p>
              </table:table-cell>
              <table:table-cell office:value-type="float" office:value="35.992028485531">
                <text:p>35.9920284855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675895">
                <text:p>35.675895</text:p>
              </table:table-cell>
              <table:table-cell office:value-type="float" office:value="35">
                <text:p>35</text:p>
              </table:table-cell>
              <table:table-cell office:value-type="float" office:value="35.992028485531">
                <text:p>35.9920284855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.378279">
                <text:p>37.378279</text:p>
              </table:table-cell>
              <table:table-cell office:value-type="float" office:value="31">
                <text:p>31</text:p>
              </table:table-cell>
              <table:table-cell office:value-type="float" office:value="34.5795184728283">
                <text:p>34.5795184728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378279">
                <text:p>37.378279</text:p>
              </table:table-cell>
              <table:table-cell office:value-type="float" office:value="29">
                <text:p>29</text:p>
              </table:table-cell>
              <table:table-cell office:value-type="float" office:value="34.5795184728283">
                <text:p>34.5795184728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714276">
                <text:p>38.714276</text:p>
              </table:table-cell>
              <table:table-cell office:value-type="float" office:value="36">
                <text:p>36</text:p>
              </table:table-cell>
              <table:table-cell office:value-type="float" office:value="33.5463331666155">
                <text:p>33.5463331666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714276">
                <text:p>38.714276</text:p>
              </table:table-cell>
              <table:table-cell office:value-type="float" office:value="37">
                <text:p>37</text:p>
              </table:table-cell>
              <table:table-cell office:value-type="float" office:value="33.5463331666155">
                <text:p>33.5463331666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360711">
                <text:p>39.360711</text:p>
              </table:table-cell>
              <table:table-cell office:value-type="float" office:value="34">
                <text:p>34</text:p>
              </table:table-cell>
              <table:table-cell office:value-type="float" office:value="33.0682647368556">
                <text:p>33.0682647368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.458661">
                <text:p>40.458661</text:p>
              </table:table-cell>
              <table:table-cell office:value-type="float" office:value="29">
                <text:p>29</text:p>
              </table:table-cell>
              <table:table-cell office:value-type="float" office:value="32.2867677998727">
                <text:p>32.2867677998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458661">
                <text:p>40.458661</text:p>
              </table:table-cell>
              <table:table-cell office:value-type="float" office:value="32">
                <text:p>32</text:p>
              </table:table-cell>
              <table:table-cell office:value-type="float" office:value="32.2867677998727">
                <text:p>32.2867677998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.255881">
                <text:p>42.255881</text:p>
              </table:table-cell>
              <table:table-cell office:value-type="float" office:value="30">
                <text:p>30</text:p>
              </table:table-cell>
              <table:table-cell office:value-type="float" office:value="31.0842941609542">
                <text:p>31.0842941609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.255881">
                <text:p>42.255881</text:p>
              </table:table-cell>
              <table:table-cell office:value-type="float" office:value="28">
                <text:p>28</text:p>
              </table:table-cell>
              <table:table-cell office:value-type="float" office:value="31.0842941609542">
                <text:p>31.0842941609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.428881">
                <text:p>43.428881</text:p>
              </table:table-cell>
              <table:table-cell office:value-type="float" office:value="29">
                <text:p>29</text:p>
              </table:table-cell>
              <table:table-cell office:value-type="float" office:value="30.3466307481248">
                <text:p>30.3466307481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.428881">
                <text:p>43.428881</text:p>
              </table:table-cell>
              <table:table-cell office:value-type="float" office:value="29">
                <text:p>29</text:p>
              </table:table-cell>
              <table:table-cell office:value-type="float" office:value="30.3466307481248">
                <text:p>30.3466307481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626242">
                <text:p>44.626242</text:p>
              </table:table-cell>
              <table:table-cell office:value-type="float" office:value="29">
                <text:p>29</text:p>
              </table:table-cell>
              <table:table-cell office:value-type="float" office:value="29.6289027338826">
                <text:p>29.62890273388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626242">
                <text:p>44.626242</text:p>
              </table:table-cell>
              <table:table-cell office:value-type="float" office:value="28">
                <text:p>28</text:p>
              </table:table-cell>
              <table:table-cell office:value-type="float" office:value="29.6289027338826">
                <text:p>29.62890273388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208444">
                <text:p>46.208444</text:p>
              </table:table-cell>
              <table:table-cell office:value-type="float" office:value="28">
                <text:p>28</text:p>
              </table:table-cell>
              <table:table-cell office:value-type="float" office:value="28.7309845893894">
                <text:p>28.7309845893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208444">
                <text:p>46.208444</text:p>
              </table:table-cell>
              <table:table-cell office:value-type="float" office:value="28">
                <text:p>28</text:p>
              </table:table-cell>
              <table:table-cell office:value-type="float" office:value="28.7309845893894">
                <text:p>28.73098458938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368489">
                <text:p>47.368489</text:p>
              </table:table-cell>
              <table:table-cell office:value-type="float" office:value="28">
                <text:p>28</text:p>
              </table:table-cell>
              <table:table-cell office:value-type="float" office:value="28.1064730912655">
                <text:p>28.10647309126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.094231">
                <text:p>48.094231</text:p>
              </table:table-cell>
              <table:table-cell office:value-type="float" office:value="28">
                <text:p>28</text:p>
              </table:table-cell>
              <table:table-cell office:value-type="float" office:value="27.7293894796286">
                <text:p>27.72938947962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094231">
                <text:p>48.094231</text:p>
              </table:table-cell>
              <table:table-cell office:value-type="float" office:value="27">
                <text:p>27</text:p>
              </table:table-cell>
              <table:table-cell office:value-type="float" office:value="27.7293894796286">
                <text:p>27.7293894796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.318189">
                <text:p>49.318189</text:p>
              </table:table-cell>
              <table:table-cell office:value-type="float" office:value="26">
                <text:p>26</text:p>
              </table:table-cell>
              <table:table-cell office:value-type="float" office:value="27.1158551484757">
                <text:p>27.1158551484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318189">
                <text:p>49.318189</text:p>
              </table:table-cell>
              <table:table-cell office:value-type="float" office:value="25">
                <text:p>25</text:p>
              </table:table-cell>
              <table:table-cell office:value-type="float" office:value="27.1158551484757">
                <text:p>27.11585514847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.936891">
                <text:p>50.936891</text:p>
              </table:table-cell>
              <table:table-cell office:value-type="float" office:value="26">
                <text:p>26</text:p>
              </table:table-cell>
              <table:table-cell office:value-type="float" office:value="26.3449579640729">
                <text:p>26.34495796407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.936891">
                <text:p>50.936891</text:p>
              </table:table-cell>
              <table:table-cell office:value-type="float" office:value="27">
                <text:p>27</text:p>
              </table:table-cell>
              <table:table-cell office:value-type="float" office:value="26.3449579640729">
                <text:p>26.34495796407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129994">
                <text:p>52.129994</text:p>
              </table:table-cell>
              <table:table-cell office:value-type="float" office:value="26">
                <text:p>26</text:p>
              </table:table-cell>
              <table:table-cell office:value-type="float" office:value="25.8042345574644">
                <text:p>25.8042345574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475314">
                <text:p>53.475314</text:p>
              </table:table-cell>
              <table:table-cell office:value-type="float" office:value="24">
                <text:p>24</text:p>
              </table:table-cell>
              <table:table-cell office:value-type="float" office:value="25.2205478057669">
                <text:p>25.22054780576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.475314">
                <text:p>53.475314</text:p>
              </table:table-cell>
              <table:table-cell office:value-type="float" office:value="25">
                <text:p>25</text:p>
              </table:table-cell>
              <table:table-cell office:value-type="float" office:value="25.2205478057669">
                <text:p>25.22054780576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713098">
                <text:p>54.713098</text:p>
              </table:table-cell>
              <table:table-cell office:value-type="float" office:value="24">
                <text:p>24</text:p>
              </table:table-cell>
              <table:table-cell office:value-type="float" office:value="24.7063656675863">
                <text:p>24.70636566758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.61214">
                <text:p>55.61214</text:p>
              </table:table-cell>
              <table:table-cell office:value-type="float" office:value="27">
                <text:p>27</text:p>
              </table:table-cell>
              <table:table-cell office:value-type="float" office:value="24.3458513208598">
                <text:p>24.34585132085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.443275">
                <text:p>56.443275</text:p>
              </table:table-cell>
              <table:table-cell office:value-type="float" office:value="26">
                <text:p>26</text:p>
              </table:table-cell>
              <table:table-cell office:value-type="float" office:value="24.0218021876655">
                <text:p>24.02180218766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.267131">
                <text:p>57.267131</text:p>
              </table:table-cell>
              <table:table-cell office:value-type="float" office:value="23">
                <text:p>23</text:p>
              </table:table-cell>
              <table:table-cell office:value-type="float" office:value="23.7089935372603">
                <text:p>23.7089935372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.267131">
                <text:p>57.267131</text:p>
              </table:table-cell>
              <table:table-cell office:value-type="float" office:value="23">
                <text:p>23</text:p>
              </table:table-cell>
              <table:table-cell office:value-type="float" office:value="23.7089935372603">
                <text:p>23.70899353726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399135">
                <text:p>59.399135</text:p>
              </table:table-cell>
              <table:table-cell office:value-type="float" office:value="24">
                <text:p>24</text:p>
              </table:table-cell>
              <table:table-cell office:value-type="float" office:value="22.9360831760237">
                <text:p>22.93608317602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399135">
                <text:p>59.399135</text:p>
              </table:table-cell>
              <table:table-cell office:value-type="float" office:value="23">
                <text:p>23</text:p>
              </table:table-cell>
              <table:table-cell office:value-type="float" office:value="22.9360831760237">
                <text:p>22.93608317602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.6585">
                <text:p>60.6585</text:p>
              </table:table-cell>
              <table:table-cell office:value-type="float" office:value="24">
                <text:p>24</text:p>
              </table:table-cell>
              <table:table-cell office:value-type="float" office:value="22.502756587682">
                <text:p>22.502756587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.618981">
                <text:p>61.618981</text:p>
              </table:table-cell>
              <table:table-cell office:value-type="float" office:value="26">
                <text:p>26</text:p>
              </table:table-cell>
              <table:table-cell office:value-type="float" office:value="22.1831204466095">
                <text:p>22.1831204466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.512283">
                <text:p>62.512283</text:p>
              </table:table-cell>
              <table:table-cell office:value-type="float" office:value="25">
                <text:p>25</text:p>
              </table:table-cell>
              <table:table-cell office:value-type="float" office:value="21.8938843418778">
                <text:p>21.8938843418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.855011">
                <text:p>63.855011</text:p>
              </table:table-cell>
              <table:table-cell office:value-type="float" office:value="26">
                <text:p>26</text:p>
              </table:table-cell>
              <table:table-cell office:value-type="float" office:value="21.4730479392523">
                <text:p>21.47304793925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.312561">
                <text:p>65.312561</text:p>
              </table:table-cell>
              <table:table-cell office:value-type="float" office:value="25">
                <text:p>25</text:p>
              </table:table-cell>
              <table:table-cell office:value-type="float" office:value="21.0341625509705">
                <text:p>21.03416255097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.26844">
                <text:p>66.26844</text:p>
              </table:table-cell>
              <table:table-cell office:value-type="float" office:value="22">
                <text:p>22</text:p>
              </table:table-cell>
              <table:table-cell office:value-type="float" office:value="20.7559482396465">
                <text:p>20.7559482396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